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nva Sans" svg:font-family="'Canva Sans'" style:font-family-generic="roman" style:font-pitch="variable"/>
    <style:font-face style:name="Canva Sans Bold" svg:font-family="'Canva Sans Bold'" style:font-family-generic="roman" style:font-pitch="variable"/>
    <style:font-face style:name="Canva Sans Bold1" svg:font-family="'Canva Sans Bold'" style:font-family-generic="system" style:font-pitch="variable"/>
    <style:font-face style:name="Canva Sans1" svg:font-family="'Canva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6" style:family="table">
      <style:table-properties style:width="6.2708in" fo:margin-left="-0.0104in" fo:margin-top="0in" fo:margin-bottom="0in" table:align="left" style:writing-mode="page"/>
    </style:style>
    <style:style style:name="Table26.A" style:family="table-column">
      <style:table-column-properties style:column-width="3.1354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444444" fo:padding="0.125in" fo:border="1.5pt solid #dbdbdb">
        <style:background-image/>
      </style:table-cell-properties>
    </style:style>
    <style:style style:name="Table26.A2" style:family="table-cell">
      <style:table-cell-properties fo:padding="0.125in" fo:border="1.5pt solid #dbdbdb"/>
    </style:style>
    <style:style style:name="Table26.B2" style:family="table-cell">
      <style:table-cell-properties fo:padding="0.125in" fo:border="1.5pt solid #dbdbdb"/>
    </style:style>
    <style:style style:name="Table26.A3" style:family="table-cell">
      <style:table-cell-properties fo:padding="0.125in" fo:border="1.5pt solid #dbdbdb"/>
    </style:style>
    <style:style style:name="Table26.B3" style:family="table-cell">
      <style:table-cell-properties fo:padding="0.125in" fo:border="1.5pt solid #dbdbdb"/>
    </style:style>
    <style:style style:name="Table26.A4" style:family="table-cell">
      <style:table-cell-properties fo:padding="0.125in" fo:border="1.5pt solid #dbdbdb"/>
    </style:style>
    <style:style style:name="Table26.B4" style:family="table-cell">
      <style:table-cell-properties fo:padding="0.125in" fo:border="1.5pt solid #dbdbdb"/>
    </style:style>
    <style:style style:name="Table26.A5" style:family="table-cell">
      <style:table-cell-properties fo:padding="0.125in" fo:border="1.5pt solid #dbdbdb"/>
    </style:style>
    <style:style style:name="Table27" style:family="table">
      <style:table-properties style:width="6.2708in" fo:margin-left="-0.0104in" fo:margin-top="0in" fo:margin-bottom="0in" table:align="left" style:writing-mode="page"/>
    </style:style>
    <style:style style:name="Table27.A" style:family="table-column">
      <style:table-column-properties style:column-width="3.1354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333333" fo:padding="0.125in" fo:border="1.5pt solid #dbdbdb">
        <style:background-image/>
      </style:table-cell-properties>
    </style:style>
    <style:style style:name="Table27.A2" style:family="table-cell">
      <style:table-cell-properties fo:padding="0.125in" fo:border="1.5pt solid #dbdbdb"/>
    </style:style>
    <style:style style:name="Table27.B2" style:family="table-cell">
      <style:table-cell-properties fo:padding="0.125in" fo:border="1.5pt solid #dbdbdb"/>
    </style:style>
    <style:style style:name="Table27.A3" style:family="table-cell">
      <style:table-cell-properties fo:padding="0.125in" fo:border="1.5pt solid #dbdbdb"/>
    </style:style>
    <style:style style:name="Table27.B3" style:family="table-cell">
      <style:table-cell-properties fo:padding="0.125in" fo:border="1.5pt solid #dbdbdb"/>
    </style:style>
    <style:style style:name="Table27.A4" style:family="table-cell">
      <style:table-cell-properties fo:padding="0.125in" fo:border="1.5pt solid #dbdbdb"/>
    </style:style>
    <style:style style:name="Table27.B4" style:family="table-cell">
      <style:table-cell-properties fo:padding="0.125in" fo:border="1.5pt solid #dbdbdb"/>
    </style:style>
    <style:style style:name="Table27.A5" style:family="table-cell">
      <style:table-cell-properties fo:padding="0.125in" fo:border="1.5pt solid #dbdbdb"/>
    </style:style>
    <style:style style:name="Table27.B5" style:family="table-cell">
      <style:table-cell-properties fo:padding="0.125in" fo:border="1.5pt solid #dbdbdb"/>
    </style:style>
    <style:style style:name="Table27.A6" style:family="table-cell">
      <style:table-cell-properties fo:padding="0.125in" fo:border="1.5pt solid #dbdbdb"/>
    </style:style>
    <style:style style:name="Table28" style:family="table">
      <style:table-properties style:width="6.2708in" fo:margin-left="-0.0104in" fo:margin-top="0in" fo:margin-bottom="0in" table:align="left" style:writing-mode="page"/>
    </style:style>
    <style:style style:name="Table28.A" style:family="table-column">
      <style:table-column-properties style:column-width="3.1354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333333" fo:padding="0.125in" fo:border="1.5pt solid #dbdbdb">
        <style:background-image/>
      </style:table-cell-properties>
    </style:style>
    <style:style style:name="Table28.A2" style:family="table-cell">
      <style:table-cell-properties fo:padding="0.125in" fo:border="1.5pt solid #dbdbdb"/>
    </style:style>
    <style:style style:name="Table28.B2" style:family="table-cell">
      <style:table-cell-properties fo:padding="0.125in" fo:border="1.5pt solid #dbdbdb"/>
    </style:style>
    <style:style style:name="Table28.A3" style:family="table-cell">
      <style:table-cell-properties fo:padding="0.125in" fo:border="1.5pt solid #dbdbdb"/>
    </style:style>
    <style:style style:name="Table28.B3" style:family="table-cell">
      <style:table-cell-properties fo:padding="0.125in" fo:border="1.5pt solid #dbdbdb"/>
    </style:style>
    <style:style style:name="Table28.A4" style:family="table-cell">
      <style:table-cell-properties fo:padding="0.125in" fo:border="1.5pt solid #dbdbdb"/>
    </style:style>
    <style:style style:name="Table28.B4" style:family="table-cell">
      <style:table-cell-properties fo:padding="0.125in" fo:border="1.5pt solid #dbdbdb"/>
    </style:style>
    <style:style style:name="Table28.A5" style:family="table-cell">
      <style:table-cell-properties fo:padding="0.125in" fo:border="1.5pt solid #dbdbdb"/>
    </style:style>
    <style:style style:name="Table28.B5" style:family="table-cell">
      <style:table-cell-properties fo:padding="0.125in" fo:border="1.5pt solid #dbdbdb"/>
    </style:style>
    <style:style style:name="Table28.A6" style:family="table-cell">
      <style:table-cell-properties fo:padding="0.125in" fo:border="1.5pt solid #dbdbdb"/>
    </style:style>
    <style:style style:name="Table29" style:family="table">
      <style:table-properties style:width="6.2708in" fo:margin-left="-0.0104in" fo:margin-top="0in" fo:margin-bottom="0in" table:align="left" style:writing-mode="page"/>
    </style:style>
    <style:style style:name="Table29.A" style:family="table-column">
      <style:table-column-properties style:column-width="3.1354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444444" fo:padding="0.125in" fo:border="1.5pt solid #dbdbdb">
        <style:background-image/>
      </style:table-cell-properties>
    </style:style>
    <style:style style:name="Table29.A2" style:family="table-cell">
      <style:table-cell-properties fo:padding="0.125in" fo:border="1.5pt solid #dbdbdb"/>
    </style:style>
    <style:style style:name="Table29.B2" style:family="table-cell">
      <style:table-cell-properties fo:padding="0.125in" fo:border="1.5pt solid #dbdbdb"/>
    </style:style>
    <style:style style:name="Table29.A3" style:family="table-cell">
      <style:table-cell-properties fo:padding="0.125in" fo:border="1.5pt solid #dbdbdb"/>
    </style:style>
    <style:style style:name="Table29.B3" style:family="table-cell">
      <style:table-cell-properties fo:padding="0.125in" fo:border="1.5pt solid #dbdbdb"/>
    </style:style>
    <style:style style:name="Table29.A4" style:family="table-cell">
      <style:table-cell-properties fo:padding="0.125in" fo:border="1.5pt solid #dbdbdb"/>
    </style:style>
    <style:style style:name="Table29.B4" style:family="table-cell">
      <style:table-cell-properties fo:padding="0.125in" fo:border="1.5pt solid #dbdbdb"/>
    </style:style>
    <style:style style:name="Table29.A5" style:family="table-cell">
      <style:table-cell-properties fo:padding="0.125in" fo:border="1.5pt solid #dbdbdb"/>
    </style:style>
    <style:style style:name="Table30" style:family="table">
      <style:table-properties style:width="6.2708in" fo:margin-left="-0.0104in" fo:margin-top="0in" fo:margin-bottom="0in" table:align="left" style:writing-mode="page"/>
    </style:style>
    <style:style style:name="Table30.A" style:family="table-column">
      <style:table-column-properties style:column-width="2.0903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333333" fo:padding="0.125in" fo:border="1.5pt solid #dbdbdb">
        <style:background-image/>
      </style:table-cell-properties>
    </style:style>
    <style:style style:name="Table30.A2" style:family="table-cell">
      <style:table-cell-properties fo:padding="0.125in" fo:border="1.5pt solid #dbdbdb"/>
    </style:style>
    <style:style style:name="Table30.B2" style:family="table-cell">
      <style:table-cell-properties fo:padding="0.125in" fo:border="1.5pt solid #dbdbdb"/>
    </style:style>
    <style:style style:name="Table30.C2" style:family="table-cell">
      <style:table-cell-properties fo:padding="0.125in" fo:border="1.5pt solid #dbdbdb"/>
    </style:style>
    <style:style style:name="Table30.A3" style:family="table-cell">
      <style:table-cell-properties fo:padding="0.125in" fo:border="1.5pt solid #dbdbdb"/>
    </style:style>
    <style:style style:name="Table30.B3" style:family="table-cell">
      <style:table-cell-properties fo:padding="0.125in" fo:border="1.5pt solid #dbdbdb"/>
    </style:style>
    <style:style style:name="Table30.C3" style:family="table-cell">
      <style:table-cell-properties fo:padding="0.125in" fo:border="1.5pt solid #dbdbdb"/>
    </style:style>
    <style:style style:name="Table30.A4" style:family="table-cell">
      <style:table-cell-properties fo:padding="0.125in" fo:border="1.5pt solid #dbdbdb"/>
    </style:style>
    <style:style style:name="Table30.B4" style:family="table-cell">
      <style:table-cell-properties fo:padding="0.125in" fo:border="1.5pt solid #dbdbdb"/>
    </style:style>
    <style:style style:name="Table30.C4" style:family="table-cell">
      <style:table-cell-properties fo:padding="0.125in" fo:border="1.5pt solid #dbdbdb"/>
    </style:style>
    <style:style style:name="Table30.A5" style:family="table-cell">
      <style:table-cell-properties fo:padding="0.125in" fo:border="1.5pt solid #dbdbdb"/>
    </style:style>
    <style:style style:name="Table30.B5" style:family="table-cell">
      <style:table-cell-properties fo:padding="0.125in" fo:border="1.5pt solid #dbdbdb"/>
    </style:style>
    <style:style style:name="Table30.C5" style:family="table-cell">
      <style:table-cell-properties fo:padding="0.125in" fo:border="1.5pt solid #dbdbdb"/>
    </style:style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2a60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2a6099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042in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4.A" style:family="table-column">
      <style:table-column-properties style:column-width="2.3083in" style:rel-column-width="21845*"/>
    </style:style>
    <style:style style:name="Table24.B" style:family="table-column">
      <style:table-column-properties style:column-width="4.6167in" style:rel-column-width="43690*"/>
    </style:style>
    <style:style style:name="Table24.1" style:family="table-row">
      <style:table-row-properties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4.A3" style:family="table-cell">
      <style:table-cell-properties fo:padding="0.0382in" fo:border-left="0.5pt solid #000000" fo:border-right="none" fo:border-top="none" fo:border-bottom="0.5pt solid #000000"/>
    </style:style>
    <style:style style:name="Table2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4.A4" style:family="table-cell">
      <style:table-cell-properties fo:padding="0.0382in" fo:border-left="0.5pt solid #000000" fo:border-right="none" fo:border-top="none" fo:border-bottom="0.5pt solid #000000"/>
    </style:style>
    <style:style style:name="Table2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4.5" style:family="table-row">
      <style:table-row-properties style:min-row-height="0.5694in"/>
    </style:style>
    <style:style style:name="Table24.A5" style:family="table-cell">
      <style:table-cell-properties fo:padding="0.0382in" fo:border-left="0.5pt solid #000000" fo:border-right="none" fo:border-top="none" fo:border-bottom="0.5pt solid #000000"/>
    </style:style>
    <style:style style:name="Table2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rl-tb">
        <style:background-image/>
      </style:table-properties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rl-tb">
        <style:background-image/>
      </style:table-properties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5.A6" style:family="table-cell">
      <style:table-cell-properties fo:padding="0.0382in" fo:border-left="0.5pt solid #000000" fo:border-right="none" fo:border-top="none" fo:border-bottom="0.5pt solid #000000"/>
    </style:style>
    <style:style style:name="Table5.B6" style:family="table-cell">
      <style:table-cell-properties fo:padding="0.0382in" fo:border-left="0.5pt solid #000000" fo:border-right="0.5pt solid #000000" fo:border-top="none" fo:border-bottom="0.5pt solid #000000"/>
    </style:style>
    <style:style style:name="Table5.A7" style:family="table-cell">
      <style:table-cell-properties fo:padding="0.0382in" fo:border-left="0.5pt solid #000000" fo:border-right="none" fo:border-top="none" fo:border-bottom="0.5pt solid #000000"/>
    </style:style>
    <style:style style:name="Table5.B7" style:family="table-cell">
      <style:table-cell-properties fo:padding="0.0382in" fo:border-left="0.5pt solid #000000" fo:border-right="0.5pt solid #000000" fo:border-top="none" fo:border-bottom="0.5pt solid #000000"/>
    </style:style>
    <style:style style:name="Table5.A8" style:family="table-cell">
      <style:table-cell-properties fo:padding="0.0382in" fo:border-left="0.5pt solid #000000" fo:border-right="none" fo:border-top="none" fo:border-bottom="0.5pt solid #000000"/>
    </style:style>
    <style:style style:name="Table5.B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rl-tb">
        <style:background-image/>
      </style:table-properties>
    </style:style>
    <style:style style:name="Table6.A" style:family="table-column">
      <style:table-column-properties style:column-width="3.4625in" style:rel-column-width="32767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1" style:family="table-row">
      <style:table-row-properties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3" style:family="table-cell">
      <style:table-cell-properties fo:padding="0.0382in" fo:border-left="0.5pt solid #000000" fo:border-right="none" fo:border-top="none" fo:border-bottom="0.5pt solid #000000"/>
    </style:style>
    <style:style style:name="Table16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4" style:family="table-cell">
      <style:table-cell-properties fo:padding="0.0382in" fo:border-left="0.5pt solid #000000" fo:border-right="none" fo:border-top="none" fo:border-bottom="0.5pt solid #000000"/>
    </style:style>
    <style:style style:name="Table16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5" style:family="table-cell">
      <style:table-cell-properties fo:padding="0.0382in" fo:border-left="0.5pt solid #000000" fo:border-right="none" fo:border-top="none" fo:border-bottom="0.5pt solid #000000"/>
    </style:style>
    <style:style style:name="Table16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.A3" style:family="table-cell">
      <style:table-cell-properties fo:padding="0.0382in" fo:border-left="0.5pt solid #000000" fo:border-right="none" fo:border-top="none" fo:border-bottom="0.5pt solid #000000"/>
    </style:style>
    <style:style style:name="Table1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7.A4" style:family="table-cell">
      <style:table-cell-properties fo:padding="0.0382in" fo:border-left="0.5pt solid #000000" fo:border-right="none" fo:border-top="none" fo:border-bottom="0.5pt solid #000000"/>
    </style:style>
    <style:style style:name="Table1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7.A5" style:family="table-cell">
      <style:table-cell-properties fo:padding="0.0382in" fo:border-left="0.5pt solid #000000" fo:border-right="none" fo:border-top="none" fo:border-bottom="0.5pt solid #000000"/>
    </style:style>
    <style:style style:name="Table17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1" style:family="table-row">
      <style:table-row-properties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3" style:family="table-cell">
      <style:table-cell-properties fo:padding="0.0382in" fo:border-left="0.5pt solid #000000" fo:border-right="none" fo:border-top="none" fo:border-bottom="0.5pt solid #000000"/>
    </style:style>
    <style:style style:name="Table1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4" style:family="table-cell">
      <style:table-cell-properties fo:padding="0.0382in" fo:border-left="0.5pt solid #000000" fo:border-right="none" fo:border-top="none" fo:border-bottom="0.5pt solid #000000"/>
    </style:style>
    <style:style style:name="Table1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19.A" style:family="table-column">
      <style:table-column-properties style:column-width="1.7313in" style:rel-column-width="16383*"/>
    </style:style>
    <style:style style:name="Table19.D" style:family="table-column">
      <style:table-column-properties style:column-width="1.7313in" style:rel-column-width="16386*"/>
    </style:style>
    <style:style style:name="Table19.1" style:family="table-row">
      <style:table-row-properties style:min-row-height="0.0972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D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none" fo:border-top="none" fo:border-bottom="0.5pt solid #000000"/>
    </style:style>
    <style:style style:name="Table19.C2" style:family="table-cell">
      <style:table-cell-properties fo:padding="0.0382in" fo:border-left="0.5pt solid #000000" fo:border-right="none" fo:border-top="none" fo:border-bottom="0.5pt solid #000000"/>
    </style:style>
    <style:style style:name="Table1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3" style:family="table-cell">
      <style:table-cell-properties fo:padding="0.0382in" fo:border-left="0.5pt solid #000000" fo:border-right="none" fo:border-top="none" fo:border-bottom="0.5pt solid #000000"/>
    </style:style>
    <style:style style:name="Table19.B3" style:family="table-cell">
      <style:table-cell-properties fo:padding="0.0382in" fo:border-left="0.5pt solid #000000" fo:border-right="none" fo:border-top="none" fo:border-bottom="0.5pt solid #000000"/>
    </style:style>
    <style:style style:name="Table19.C3" style:family="table-cell">
      <style:table-cell-properties fo:padding="0.0382in" fo:border-left="0.5pt solid #000000" fo:border-right="none" fo:border-top="none" fo:border-bottom="0.5pt solid #000000"/>
    </style:style>
    <style:style style:name="Table19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4" style:family="table-cell">
      <style:table-cell-properties fo:padding="0.0382in" fo:border-left="0.5pt solid #000000" fo:border-right="none" fo:border-top="none" fo:border-bottom="0.5pt solid #000000"/>
    </style:style>
    <style:style style:name="Table19.B4" style:family="table-cell">
      <style:table-cell-properties fo:padding="0.0382in" fo:border-left="0.5pt solid #000000" fo:border-right="none" fo:border-top="none" fo:border-bottom="0.5pt solid #000000"/>
    </style:style>
    <style:style style:name="Table19.C4" style:family="table-cell">
      <style:table-cell-properties fo:padding="0.0382in" fo:border-left="0.5pt solid #000000" fo:border-right="none" fo:border-top="none" fo:border-bottom="0.5pt solid #000000"/>
    </style:style>
    <style:style style:name="Table19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5" style:family="table-cell">
      <style:table-cell-properties fo:padding="0.0382in" fo:border-left="0.5pt solid #000000" fo:border-right="none" fo:border-top="none" fo:border-bottom="0.5pt solid #000000"/>
    </style:style>
    <style:style style:name="Table19.B5" style:family="table-cell">
      <style:table-cell-properties fo:padding="0.0382in" fo:border-left="0.5pt solid #000000" fo:border-right="none" fo:border-top="none" fo:border-bottom="0.5pt solid #000000"/>
    </style:style>
    <style:style style:name="Table19.C5" style:family="table-cell">
      <style:table-cell-properties fo:padding="0.0382in" fo:border-left="0.5pt solid #000000" fo:border-right="none" fo:border-top="none" fo:border-bottom="0.5pt solid #000000"/>
    </style:style>
    <style:style style:name="Table19.D5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6" style:family="table-cell">
      <style:table-cell-properties fo:padding="0.0382in" fo:border-left="0.5pt solid #000000" fo:border-right="none" fo:border-top="none" fo:border-bottom="0.5pt solid #000000"/>
    </style:style>
    <style:style style:name="Table19.B6" style:family="table-cell">
      <style:table-cell-properties fo:padding="0.0382in" fo:border-left="0.5pt solid #000000" fo:border-right="none" fo:border-top="none" fo:border-bottom="0.5pt solid #000000"/>
    </style:style>
    <style:style style:name="Table19.C6" style:family="table-cell">
      <style:table-cell-properties fo:padding="0.0382in" fo:border-left="0.5pt solid #000000" fo:border-right="none" fo:border-top="none" fo:border-bottom="0.5pt solid #000000"/>
    </style:style>
    <style:style style:name="Table19.D6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1" style:family="table-row">
      <style:table-row-properties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3" style:family="table-cell">
      <style:table-cell-properties fo:padding="0.0382in" fo:border-left="0.5pt solid #000000" fo:border-right="none" fo:border-top="none" fo:border-bottom="0.5pt solid #000000"/>
    </style:style>
    <style:style style:name="Table20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4" style:family="table-cell">
      <style:table-cell-properties fo:padding="0.0382in" fo:border-left="0.5pt solid #000000" fo:border-right="none" fo:border-top="none" fo:border-bottom="0.5pt solid #000000"/>
    </style:style>
    <style:style style:name="Table20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5" style:family="table-row">
      <style:table-row-properties style:min-row-height="0.2417in"/>
    </style:style>
    <style:style style:name="Table20.A5" style:family="table-cell">
      <style:table-cell-properties fo:padding="0.0382in" fo:border-left="0.5pt solid #000000" fo:border-right="none" fo:border-top="none" fo:border-bottom="0.5pt solid #000000"/>
    </style:style>
    <style:style style:name="Table20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1" style:family="table-row">
      <style:table-row-properties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3" style:family="table-cell">
      <style:table-cell-properties fo:padding="0.0382in" fo:border-left="0.5pt solid #000000" fo:border-right="none" fo:border-top="none" fo:border-bottom="0.5pt solid #000000"/>
    </style:style>
    <style:style style:name="Table2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1.4" style:family="table-row">
      <style:table-row-properties style:min-row-height="0.3889in"/>
    </style:style>
    <style:style style:name="Table21.A4" style:family="table-cell">
      <style:table-cell-properties fo:padding="0.0382in" fo:border-left="0.5pt solid #000000" fo:border-right="none" fo:border-top="none" fo:border-bottom="0.5pt solid #000000"/>
    </style:style>
    <style:style style:name="Table2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5" style:family="table-cell">
      <style:table-cell-properties fo:padding="0.0382in" fo:border-left="0.5pt solid #000000" fo:border-right="none" fo:border-top="none" fo:border-bottom="0.5pt solid #000000"/>
    </style:style>
    <style:style style:name="Table2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1" style:family="table-row">
      <style:table-row-properties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B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3" style:family="table-cell">
      <style:table-cell-properties fo:padding="0.0382in" fo:border-left="0.5pt solid #000000" fo:border-right="none" fo:border-top="none" fo:border-bottom="0.5pt solid #000000"/>
    </style:style>
    <style:style style:name="Table2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4" style:family="table-cell">
      <style:table-cell-properties fo:padding="0.0382in" fo:border-left="0.5pt solid #000000" fo:border-right="none" fo:border-top="none" fo:border-bottom="0.5pt solid #000000"/>
    </style:style>
    <style:style style:name="Table2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fo:break-before="auto" fo:break-after="auto" table:align="margins" fo:background-color="transparent" fo:keep-with-next="auto" style:may-break-between-rows="true" style:writing-mode="rl-tb">
        <style:background-image/>
      </style:table-properties>
    </style:style>
    <style:style style:name="Table23.A" style:family="table-column">
      <style:table-column-properties style:column-width="1.7313in" style:rel-column-width="16384*"/>
    </style:style>
    <style:style style:name="Table23.D" style:family="table-column">
      <style:table-column-properties style:column-width="1.7313in" style:rel-column-width="16383*"/>
    </style:style>
    <style:style style:name="Table23.1" style:family="table-row">
      <style:table-row-properties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D1" style:family="table-cell">
      <style:table-cell-properties style:vertical-align="" fo:background-color="#2a6099" fo:padding="0.0382in" fo:border="0.5pt solid #000000" style:writing-mode="page">
        <style:background-image/>
      </style:table-cell-properties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none" fo:border-top="none" fo:border-bottom="0.5pt solid #000000"/>
    </style:style>
    <style:style style:name="Table23.C2" style:family="table-cell">
      <style:table-cell-properties fo:padding="0.0382in" fo:border-left="0.5pt solid #000000" fo:border-right="none" fo:border-top="none" fo:border-bottom="0.5pt solid #000000"/>
    </style:style>
    <style:style style:name="Table2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.A3" style:family="table-cell">
      <style:table-cell-properties fo:padding="0.0382in" fo:border-left="0.5pt solid #000000" fo:border-right="none" fo:border-top="none" fo:border-bottom="0.5pt solid #000000"/>
    </style:style>
    <style:style style:name="Table23.B3" style:family="table-cell">
      <style:table-cell-properties fo:padding="0.0382in" fo:border-left="0.5pt solid #000000" fo:border-right="none" fo:border-top="none" fo:border-bottom="0.5pt solid #000000"/>
    </style:style>
    <style:style style:name="Table23.C3" style:family="table-cell">
      <style:table-cell-properties fo:padding="0.0382in" fo:border-left="0.5pt solid #000000" fo:border-right="none" fo:border-top="none" fo:border-bottom="0.5pt solid #000000"/>
    </style:style>
    <style:style style:name="Table2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3.A4" style:family="table-cell">
      <style:table-cell-properties fo:padding="0.0382in" fo:border-left="0.5pt solid #000000" fo:border-right="none" fo:border-top="none" fo:border-bottom="0.5pt solid #000000"/>
    </style:style>
    <style:style style:name="Table23.B4" style:family="table-cell">
      <style:table-cell-properties fo:padding="0.0382in" fo:border-left="0.5pt solid #000000" fo:border-right="none" fo:border-top="none" fo:border-bottom="0.5pt solid #000000"/>
    </style:style>
    <style:style style:name="Table23.C4" style:family="table-cell">
      <style:table-cell-properties fo:padding="0.0382in" fo:border-left="0.5pt solid #000000" fo:border-right="none" fo:border-top="none" fo:border-bottom="0.5pt solid #000000"/>
    </style:style>
    <style:style style:name="Table2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3.A5" style:family="table-cell">
      <style:table-cell-properties fo:padding="0.0382in" fo:border-left="0.5pt solid #000000" fo:border-right="none" fo:border-top="none" fo:border-bottom="0.5pt solid #000000"/>
    </style:style>
    <style:style style:name="Table23.B5" style:family="table-cell">
      <style:table-cell-properties fo:padding="0.0382in" fo:border-left="0.5pt solid #000000" fo:border-right="none" fo:border-top="none" fo:border-bottom="0.5pt solid #000000"/>
    </style:style>
    <style:style style:name="Table23.C5" style:family="table-cell">
      <style:table-cell-properties fo:padding="0.0382in" fo:border-left="0.5pt solid #000000" fo:border-right="none" fo:border-top="none" fo:border-bottom="0.5pt solid #000000"/>
    </style:style>
    <style:style style:name="Table2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3.A6" style:family="table-cell">
      <style:table-cell-properties fo:padding="0.0382in" fo:border-left="0.5pt solid #000000" fo:border-right="none" fo:border-top="none" fo:border-bottom="0.5pt solid #000000"/>
    </style:style>
    <style:style style:name="Table23.B6" style:family="table-cell">
      <style:table-cell-properties fo:padding="0.0382in" fo:border-left="0.5pt solid #000000" fo:border-right="none" fo:border-top="none" fo:border-bottom="0.5pt solid #000000"/>
    </style:style>
    <style:style style:name="Table23.C6" style:family="table-cell">
      <style:table-cell-properties fo:padding="0.0382in" fo:border-left="0.5pt solid #000000" fo:border-right="none" fo:border-top="none" fo:border-bottom="0.5pt solid #000000"/>
    </style:style>
    <style:style style:name="Table23.D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WWNum1">
      <style:paragraph-properties fo:margin-top="0in" fo:margin-bottom="0in" style:contextual-spacing="false" fo:line-height="140%" fo:text-align="left" style:justify-single-word="false"/>
      <style:text-properties fo:color="#000000" loext:opacity="100%" style:font-name="Canva Sans Bold" fo:font-size="16pt" fo:font-weight="bold" officeooo:paragraph-rsid="001913fa" style:font-name-asian="Canva Sans Bold1" style:font-size-asian="16pt" style:font-weight-asian="bold" style:font-name-complex="Canva Sans Bold1" style:font-size-complex="16pt" style:font-weight-complex="bold"/>
    </style:style>
    <style:style style:name="P2" style:family="paragraph" style:parent-style-name="Standard" style:list-style-name="WWNum1">
      <style:paragraph-properties fo:margin-top="0in" fo:margin-bottom="0in" style:contextual-spacing="false" fo:line-height="140%" fo:text-align="left" style:justify-single-word="false"/>
      <style:text-properties officeooo:paragraph-rsid="001913fa"/>
    </style:style>
    <style:style style:name="P3" style:family="paragraph" style:parent-style-name="Standard">
      <style:paragraph-properties fo:margin-left="0in" fo:margin-top="0.0835in" fo:margin-bottom="0.0835in" style:contextual-spacing="false" fo:line-height="140%" fo:text-align="right" style:justify-single-word="false" fo:text-indent="0in" style:auto-text-indent="false" style:writing-mode="rl-tb"/>
      <style:text-properties officeooo:paragraph-rsid="001913fa"/>
    </style:style>
    <style:style style:name="P4" style:family="paragraph" style:parent-style-name="Standard">
      <style:paragraph-properties fo:margin-left="0in" fo:margin-top="0.0835in" fo:margin-bottom="0.0835in" style:contextual-spacing="false" fo:line-height="140%" fo:text-align="left" style:justify-single-word="false" fo:text-indent="0in" style:auto-text-indent="false"/>
      <style:text-properties fo:color="#000000" loext:opacity="100%" style:font-name="Canva Sans Bold" fo:font-size="18pt" style:text-underline-style="solid" style:text-underline-width="auto" style:text-underline-color="#000000" fo:font-weight="bold" officeooo:paragraph-rsid="001913fa" style:font-name-asian="Canva Sans Bold1" style:font-size-asian="18pt" style:font-weight-asian="bold" style:font-name-complex="Canva Sans Bold1" style:font-size-complex="18pt" style:font-weight-complex="bold"/>
    </style:style>
    <style:style style:name="P5" style:family="paragraph" style:parent-style-name="Standard">
      <style:paragraph-properties fo:margin-left="0in" fo:margin-top="0.0835in" fo:margin-bottom="0.0835in" style:contextual-spacing="false" fo:line-height="140%" fo:text-align="center" style:justify-single-word="false" fo:text-indent="0in" style:auto-text-indent="false" style:writing-mode="rl-tb"/>
      <style:text-properties fo:color="#000000" loext:opacity="100%" style:font-name="Canva Sans" fo:font-size="12pt" officeooo:paragraph-rsid="001913fa" style:font-name-asian="Canva Sans1" style:font-size-asian="12pt" style:font-name-complex="Canva Sans1" style:font-size-complex="12pt"/>
    </style:style>
    <style:style style:name="P6" style:family="paragraph" style:parent-style-name="Standard">
      <style:paragraph-properties fo:margin-left="0in" fo:margin-top="0.0835in" fo:margin-bottom="0.0835in" style:contextual-spacing="false" fo:line-height="140%" fo:text-align="right" style:justify-single-word="false" fo:text-indent="0in" style:auto-text-indent="false" style:writing-mode="rl-tb"/>
      <style:text-properties fo:color="#000000" loext:opacity="100%" style:font-name="Canva Sans" fo:font-size="12pt" officeooo:paragraph-rsid="001913fa" style:font-name-asian="Canva Sans1" style:font-size-asian="12pt" style:font-name-complex="Canva Sans1" style:font-size-complex="12pt"/>
    </style:style>
    <style:style style:name="P7" style:family="paragraph" style:parent-style-name="Standard">
      <style:paragraph-properties fo:margin-left="0in" fo:margin-top="0.0835in" fo:margin-bottom="0.0835in" style:contextual-spacing="false" fo:line-height="140%" fo:text-align="left" style:justify-single-word="false" fo:text-indent="0in" style:auto-text-indent="false"/>
      <style:text-properties fo:color="#000000" loext:opacity="100%" style:font-name="Canva Sans" fo:font-size="12pt" officeooo:paragraph-rsid="001913fa" style:font-name-asian="Canva Sans1" style:font-size-asian="12pt" style:font-name-complex="Canva Sans1" style:font-size-complex="12pt"/>
    </style:style>
    <style:style style:name="P8" style:family="paragraph" style:parent-style-name="Standard">
      <style:paragraph-properties fo:margin-left="0in" fo:margin-top="0.0835in" fo:margin-bottom="0.0835in" style:contextual-spacing="false" fo:line-height="140%" fo:text-align="left" style:justify-single-word="false" fo:text-indent="0in" style:auto-text-indent="false"/>
      <style:text-properties officeooo:paragraph-rsid="001913fa"/>
    </style:style>
    <style:style style:name="P9" style:family="paragraph" style:parent-style-name="Standard">
      <style:paragraph-properties fo:margin-left="0in" fo:margin-top="0.0835in" fo:margin-bottom="0.0835in" style:contextual-spacing="false" fo:line-height="140%" fo:text-align="justify" style:justify-single-word="false" fo:text-indent="0in" style:auto-text-indent="false" style:writing-mode="rl-tb"/>
      <style:text-properties fo:color="#000000" loext:opacity="100%" style:font-name="Canva Sans" fo:font-size="12pt" officeooo:paragraph-rsid="001913fa" style:font-name-asian="Canva Sans1" style:font-size-asian="12pt" style:font-name-complex="Canva Sans1" style:font-size-complex="12pt"/>
    </style:style>
    <style:style style:name="P10" style:family="paragraph" style:parent-style-name="Standard">
      <style:paragraph-properties fo:margin-left="0in" fo:margin-top="0.0835in" fo:margin-bottom="0.0835in" style:contextual-spacing="false" fo:line-height="140%" fo:text-align="right" style:justify-single-word="false" fo:text-indent="0in" style:auto-text-indent="false" style:writing-mode="rl-tb"/>
      <style:text-properties fo:color="#000000" loext:opacity="100%" style:font-name="Canva Sans" fo:font-size="12pt" style:text-underline-style="solid" style:text-underline-width="auto" style:text-underline-color="#000000" officeooo:paragraph-rsid="001913fa" style:font-name-asian="Canva Sans1" style:font-size-asian="12pt" style:font-name-complex="Canva Sans1" style:font-size-complex="12pt"/>
    </style:style>
    <style:style style:name="P11" style:family="paragraph" style:parent-style-name="Standard">
      <style:paragraph-properties fo:margin-left="0in" fo:margin-top="0.0835in" fo:margin-bottom="0.0835in" style:contextual-spacing="false" fo:line-height="140%" fo:text-align="left" style:justify-single-word="false" fo:text-indent="0in" style:auto-text-indent="false"/>
      <style:text-properties style:font-name="Canva Sans" fo:font-size="12pt" style:text-underline-style="solid" style:text-underline-width="auto" style:text-underline-color="#000000" officeooo:paragraph-rsid="001913fa" style:font-name-asian="Canva Sans1" style:font-size-asian="12pt" style:font-name-complex="Canva Sans1" style:font-size-complex="12pt"/>
    </style:style>
    <style:style style:name="P12" style:family="paragraph" style:parent-style-name="Text_20_body">
      <style:paragraph-properties fo:margin-left="0in" fo:margin-right="0in" fo:line-height="140%" fo:text-align="center" style:justify-single-word="false" fo:text-indent="0in" style:auto-text-indent="false"/>
      <style:text-properties fo:font-variant="normal" fo:text-transform="none" fo:color="#000000" loext:opacity="100%" style:font-name="Arial1" fo:font-size="22pt" fo:font-style="normal" fo:font-weight="bold" officeooo:paragraph-rsid="0016a2b6" style:font-size-asian="22pt" style:font-weight-asian="bold" style:font-name-complex="Arial1" style:font-size-complex="22pt" style:language-complex="ar" style:country-complex="EG" style:font-weight-complex="bold"/>
    </style:style>
    <style:style style:name="P13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font-variant="normal" fo:text-transform="none" fo:color="#000000" loext:opacity="100%" style:font-name="Arial1" fo:font-size="15.75pt" fo:font-style="normal" fo:font-weight="bold" officeooo:paragraph-rsid="000f6964" style:font-weight-asian="bold" style:font-name-complex="Arial1" style:language-complex="ar" style:country-complex="EG" style:font-weight-complex="bold"/>
    </style:style>
    <style:style style:name="P14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style:font-name="Arial1" fo:font-weight="bold" officeooo:paragraph-rsid="000f6964" style:font-weight-asian="bold" style:font-name-complex="Arial1" style:font-weight-complex="bold"/>
    </style:style>
    <style:style style:name="P15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color="#000000" loext:opacity="100%" style:font-name="Arial1" fo:font-size="15.75pt" fo:font-weight="bold" officeooo:paragraph-rsid="000f6964" style:font-weight-asian="bold" style:font-name-complex="Arial1" style:font-weight-complex="bold"/>
    </style:style>
    <style:style style:name="P16" style:family="paragraph" style:parent-style-name="Text_20_body">
      <style:paragraph-properties fo:margin-left="0in" fo:margin-right="0in" fo:line-height="140%" fo:text-align="left" style:justify-single-word="false" fo:text-indent="0in" style:auto-text-indent="false" style:writing-mode="lr-tb" style:writing-mode-automatic="false"/>
      <style:text-properties fo:font-variant="normal" fo:text-transform="none" fo:color="#000000" loext:opacity="100%" style:font-name="Arial1" fo:font-size="15.75pt" fo:font-style="normal" style:text-underline-style="solid" style:text-underline-width="auto" style:text-underline-color="font-color" fo:font-weight="bold" officeooo:paragraph-rsid="000f6964" style:font-weight-asian="bold" style:font-name-complex="Arial1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5.75pt" fo:font-weight="bold" officeooo:rsid="000f6964" officeooo:paragraph-rsid="000f6964" style:font-size-asian="12pt" style:font-style-asian="normal" style:font-weight-asian="bold" style:font-name-complex="Arial1" style:font-size-complex="12pt" style:language-complex="ar" style:country-complex="EG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right" style:justify-single-word="false"/>
      <style:text-properties style:font-name="Arial1" fo:font-size="15.75pt" fo:font-weight="bold" style:font-weight-asian="bold" style:font-name-complex="Arial1" style:font-weight-complex="bold"/>
    </style:style>
    <style:style style:name="P19" style:family="paragraph" style:parent-style-name="Table_20_Contents">
      <style:paragraph-properties fo:text-align="right" style:justify-single-word="false"/>
      <style:text-properties style:font-name="Arial1" fo:font-size="15.75pt" fo:font-weight="bold" officeooo:rsid="000f6964" officeooo:paragraph-rsid="000f6964" style:font-weight-asian="bold" style:font-name-complex="Arial1" style:language-complex="ar" style:country-complex="EG" style:font-weight-complex="bold"/>
    </style:style>
    <style:style style:name="P20" style:family="paragraph" style:parent-style-name="Table_20_Contents">
      <style:paragraph-properties fo:text-align="right" style:justify-single-word="false"/>
      <style:text-properties style:font-name="Arial1" fo:font-size="15.75pt" fo:font-weight="bold" officeooo:rsid="000f6964" officeooo:paragraph-rsid="00110ceb" style:font-weight-asian="bold" style:font-name-complex="Arial1" style:language-complex="ar" style:country-complex="EG" style:font-weight-complex="bold"/>
    </style:style>
    <style:style style:name="P21" style:family="paragraph" style:parent-style-name="Table_20_Contents">
      <style:paragraph-properties fo:text-align="right" style:justify-single-word="false"/>
      <style:text-properties officeooo:paragraph-rsid="00110ceb"/>
    </style:style>
    <style:style style:name="P22" style:family="paragraph" style:parent-style-name="Table_20_Contents">
      <style:paragraph-properties fo:text-align="right" style:justify-single-word="false"/>
      <style:text-properties style:font-name="Arial1" fo:font-size="15.75pt" fo:font-weight="bold" officeooo:rsid="00110ceb" officeooo:paragraph-rsid="00110ceb" style:font-weight-asian="bold" style:font-name-complex="Arial1" style:language-complex="ar" style:country-complex="EG" style:font-weight-complex="bold"/>
    </style:style>
    <style:style style:name="P23" style:family="paragraph" style:parent-style-name="Text_20_body">
      <style:paragraph-properties fo:margin-left="0in" fo:margin-right="0in" fo:line-height="140%" fo:text-align="left" style:justify-single-word="false" fo:text-indent="0in" style:auto-text-indent="false" style:writing-mode="lr-tb" style:writing-mode-automatic="false"/>
      <style:text-properties fo:font-variant="normal" fo:text-transform="none" fo:color="#c9211e" loext:opacity="100%" style:font-name="Arial1" fo:font-size="15.75pt" fo:font-style="normal" style:text-underline-style="solid" style:text-underline-width="auto" style:text-underline-color="font-color" fo:font-weight="bold" officeooo:paragraph-rsid="000f6964" style:font-weight-asian="bold" style:font-name-complex="Arial1" style:font-weight-complex="bold"/>
    </style:style>
    <style:style style:name="P24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font-variant="normal" fo:text-transform="none" fo:color="#000000" loext:opacity="100%" style:font-name="Arial1" fo:font-size="15.75pt" fo:font-style="normal" fo:font-weight="bold" officeooo:paragraph-rsid="000f6964" style:font-weight-asian="bold" style:font-name-complex="Arial1" style:font-weight-complex="bold"/>
    </style:style>
    <style:style style:name="P2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align="right" style:justify-single-word="false" fo:text-indent="0in" style:auto-text-indent="false" fo:padding="0in" fo:border="none" style:writing-mode="rl-tb" style:writing-mode-automatic="false"/>
      <style:text-properties fo:color="#000000" loext:opacity="100%" style:font-name="Arial1" fo:font-size="15.75pt" fo:font-weight="bold" style:font-weight-asian="bold" style:font-name-complex="Arial1" style:font-weight-complex="bold"/>
    </style:style>
    <style:style style:name="P26" style:family="paragraph" style:parent-style-name="Text_20_body">
      <style:paragraph-properties fo:margin-left="0in" fo:margin-right="0in" fo:line-height="140%" fo:text-align="center" style:justify-single-word="false" fo:text-indent="0in" style:auto-text-indent="false"/>
      <style:text-properties fo:font-variant="normal" fo:text-transform="none" fo:color="#000000" loext:opacity="100%" style:font-name="Arial1" fo:font-size="22pt" fo:font-style="normal" fo:font-weight="bold" officeooo:paragraph-rsid="00172492" style:font-size-asian="22pt" style:font-weight-asian="bold" style:font-name-complex="Arial1" style:font-size-complex="22pt" style:language-complex="ar" style:country-complex="EG" style:font-weight-complex="bold"/>
    </style:style>
    <style:style style:name="P27" style:family="paragraph" style:parent-style-name="Text_20_body">
      <style:paragraph-properties fo:margin-left="0in" fo:margin-right="0in" fo:line-height="140%" fo:text-align="left" style:justify-single-word="false" fo:text-indent="0in" style:auto-text-indent="false"/>
      <style:text-properties officeooo:paragraph-rsid="00172492"/>
    </style:style>
    <style:style style:name="P28" style:family="paragraph" style:parent-style-name="Table_20_Contents">
      <style:paragraph-properties fo:text-align="right" style:justify-single-word="false"/>
      <style:text-properties style:font-name="Arial1" fo:font-size="15.75pt" fo:font-weight="bold" officeooo:paragraph-rsid="0019c947" style:font-weight-asian="bold" style:font-name-complex="Arial1" style:font-weight-complex="bold"/>
    </style:style>
    <style:style style:name="P29" style:family="paragraph" style:parent-style-name="Table_20_Contents">
      <style:paragraph-properties fo:text-align="right" style:justify-single-word="false"/>
      <style:text-properties style:font-name="Arial1" fo:font-size="15.75pt" fo:font-weight="bold" officeooo:rsid="0019c947" officeooo:paragraph-rsid="0019c947" style:font-weight-asian="bold" style:font-name-complex="Arial1" style:language-complex="ar" style:country-complex="EG" style:font-weight-complex="bold"/>
    </style:style>
    <style:style style:name="P30" style:family="paragraph" style:parent-style-name="Text_20_body">
      <style:paragraph-properties fo:margin-left="0in" fo:margin-right="0in" fo:line-height="140%" fo:text-align="left" style:justify-single-word="false" fo:text-indent="0in" style:auto-text-indent="false"/>
      <style:text-properties fo:font-variant="normal" fo:text-transform="none" fo:color="#000000" loext:opacity="100%" style:font-name="Arial1" fo:font-size="15.75pt" fo:font-style="normal" style:text-underline-style="solid" style:text-underline-width="auto" style:text-underline-color="font-color" fo:font-weight="bold" officeooo:paragraph-rsid="00172492" style:font-weight-asian="bold" style:font-name-complex="Arial1" style:font-weight-complex="bold"/>
    </style:style>
    <style:style style:name="P31" style:family="paragraph" style:parent-style-name="Table_20_Contents">
      <style:paragraph-properties fo:text-align="right" style:justify-single-word="false"/>
      <style:text-properties style:font-name="Arial1" fo:font-size="15.75pt" fo:font-weight="bold" officeooo:paragraph-rsid="001b151d" style:font-weight-asian="bold" style:font-name-complex="Arial1" style:font-weight-complex="bold"/>
    </style:style>
    <style:style style:name="P32" style:family="paragraph" style:parent-style-name="Table_20_Contents">
      <style:paragraph-properties fo:text-align="right" style:justify-single-word="false"/>
      <style:text-properties style:font-name="Arial1" fo:font-size="15.75pt" fo:font-weight="bold" officeooo:rsid="001b151d" officeooo:paragraph-rsid="001b151d" style:font-weight-asian="bold" style:font-name-complex="Arial1" style:language-complex="ar" style:country-complex="EG" style:font-weight-complex="bold"/>
    </style:style>
    <style:style style:name="P33" style:family="paragraph" style:parent-style-name="Table_20_Contents">
      <style:paragraph-properties fo:text-align="right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4" style:family="paragraph" style:parent-style-name="Table_20_Contents">
      <style:paragraph-properties fo:text-align="right" style:justify-single-word="false"/>
      <style:text-properties style:font-name="Arial1" fo:font-size="12pt" fo:font-weight="bold" officeooo:rsid="001b151d" style:font-size-asian="12pt" style:font-weight-asian="bold" style:font-name-complex="Arial1" style:font-size-complex="12pt" style:language-complex="ar" style:country-complex="EG" style:font-weight-complex="bold"/>
    </style:style>
    <style:style style:name="P35" style:family="paragraph" style:parent-style-name="Text_20_body">
      <style:paragraph-properties fo:text-align="right" style:justify-single-word="false" style:writing-mode="rl-tb" style:writing-mode-automatic="false"/>
      <style:text-properties style:font-name="Arial1" fo:font-size="15.75pt" fo:font-weight="bold" style:font-weight-asian="bold" style:font-name-complex="Arial1" style:font-weight-complex="bold"/>
    </style:style>
    <style:style style:name="P36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align="right" style:justify-single-word="false" fo:orphans="0" fo:widows="0" fo:text-indent="0in" style:auto-text-indent="false" fo:padding="0in" fo:border="none" style:writing-mode="rl-tb" style:writing-mode-automatic="false"/>
      <style:text-properties style:font-name="Arial1" fo:font-size="15.75pt" fo:font-weight="bold" style:font-weight-asian="bold" style:font-name-complex="Arial1" style:font-weight-complex="bold"/>
    </style:style>
    <style:style style:name="P37" style:family="paragraph" style:parent-style-name="Table_20_Contents">
      <style:paragraph-properties fo:text-align="right" style:justify-single-word="false" style:writing-mode="rl-tb" style:writing-mode-automatic="false"/>
      <style:text-properties style:font-name="Arial1" fo:font-size="15.75pt" fo:font-weight="bold" style:font-weight-asian="bold" style:font-name-complex="Arial1" style:font-weight-complex="bold"/>
    </style:style>
    <style:style style:name="P38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color="#000000" loext:opacity="100%" style:font-name="Arial1" fo:font-size="15.75pt" fo:font-weight="bold" officeooo:paragraph-rsid="00175883" style:font-weight-asian="bold" style:font-name-complex="Arial1" style:font-weight-complex="bold"/>
    </style:style>
    <style:style style:name="P39" style:family="paragraph" style:parent-style-name="Table_20_Contents">
      <style:paragraph-properties fo:text-align="right" style:justify-single-word="false"/>
      <style:text-properties style:font-name="Arial1" fo:font-size="15.75pt" fo:font-weight="bold" officeooo:paragraph-rsid="00148330" style:font-weight-asian="bold" style:font-name-complex="Arial1" style:font-weight-complex="bold"/>
    </style:style>
    <style:style style:name="P40" style:family="paragraph" style:parent-style-name="Table_20_Contents">
      <style:paragraph-properties fo:text-align="right" style:justify-single-word="false"/>
      <style:text-properties style:font-name="Arial1" fo:font-size="15.75pt" fo:font-weight="bold" style:font-weight-asian="bold" style:font-name-complex="Arial1" style:language-complex="ar" style:country-complex="EG" style:font-weight-complex="bold"/>
    </style:style>
    <style:style style:name="P41" style:family="paragraph" style:parent-style-name="Heading_20_4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font-variant="normal" fo:text-transform="none" fo:color="#c9211e" loext:opacity="100%" style:font-name="Arial1" fo:font-size="15.75pt" fo:font-style="normal" fo:font-weight="bold" officeooo:rsid="00148330" officeooo:paragraph-rsid="00148330" style:font-weight-asian="bold" style:font-name-complex="Arial1" style:font-weight-complex="bold"/>
    </style:style>
    <style:style style:name="P42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align="right" style:justify-single-word="false" fo:text-indent="0in" style:auto-text-indent="false" fo:padding="0in" fo:border="none" style:writing-mode="rl-tb" style:writing-mode-automatic="false"/>
      <style:text-properties fo:color="#000000" loext:opacity="100%" style:font-name="Arial1" fo:font-size="15.75pt" fo:font-weight="bold" officeooo:rsid="00148330" style:font-weight-asian="bold" style:font-name-complex="Arial1" style:font-weight-complex="bold"/>
    </style:style>
    <style:style style:name="P43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color="#000000" loext:opacity="100%" style:font-name="Arial1" fo:font-size="15.75pt" fo:font-weight="bold" officeooo:paragraph-rsid="001905ab" style:font-weight-asian="bold" style:font-name-complex="Arial1" style:font-weight-complex="bold"/>
    </style:style>
    <style:style style:name="P44" style:family="paragraph" style:parent-style-name="Table_20_Contents">
      <style:paragraph-properties fo:text-align="right" style:justify-single-word="false"/>
      <style:text-properties style:font-name="Arial1" fo:font-size="15.75pt" fo:font-weight="bold" officeooo:paragraph-rsid="0014d746" style:font-weight-asian="bold" style:font-name-complex="Arial1" style:font-weight-complex="bold"/>
    </style:style>
    <style:style style:name="P45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fo:font-variant="normal" fo:text-transform="none" fo:color="#c9211e" loext:opacity="100%" style:font-name="Arial1" fo:font-size="15.75pt" fo:font-style="normal" style:text-underline-style="solid" style:text-underline-width="auto" style:text-underline-color="font-color" fo:font-weight="bold" officeooo:paragraph-rsid="000f6964" style:font-weight-asian="bold" style:font-name-complex="Arial1" style:font-weight-complex="bold"/>
    </style:style>
    <style:style style:name="P46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align="right" style:justify-single-word="false" fo:text-indent="0in" style:auto-text-indent="false" fo:padding="0in" fo:border="none" style:writing-mode="rl-tb" style:writing-mode-automatic="false"/>
      <style:text-properties fo:color="#000000" loext:opacity="100%" style:font-name="Arial1" fo:font-size="15.75pt" fo:font-weight="bold" officeooo:rsid="00148330" style:font-weight-asian="bold" style:font-name-complex="Arial1" style:font-weight-complex="bold"/>
    </style:style>
    <style:style style:name="P47" style:family="paragraph" style:parent-style-name="Text_20_body">
      <style:paragraph-properties fo:margin-left="0in" fo:margin-right="0in" fo:line-height="140%" fo:text-align="right" style:justify-single-word="false" fo:text-indent="0in" style:auto-text-indent="false" style:writing-mode="rl-tb" style:writing-mode-automatic="false"/>
      <style:text-properties style:font-name="Arial1" fo:font-weight="bold" officeooo:paragraph-rsid="00148330" style:font-weight-asian="bold" style:font-name-complex="Arial1" style:font-weight-complex="bold"/>
    </style:style>
    <style:style style:name="T1" style:family="text">
      <style:text-properties fo:color="#000000" loext:opacity="100%" style:font-name="Canva Sans Bold" fo:font-size="16pt" fo:font-weight="bold" style:font-name-asian="Canva Sans Bold1" style:font-size-asian="16pt" style:font-weight-asian="bold" style:font-name-complex="Canva Sans Bold1" style:font-size-complex="16pt" style:font-weight-complex="bold"/>
    </style:style>
    <style:style style:name="T2" style:family="text">
      <style:text-properties fo:color="#000000" loext:opacity="100%" style:font-name="Canva Sans Bold" fo:font-size="16pt" style:text-underline-style="solid" style:text-underline-width="auto" style:text-underline-color="#000000" fo:font-weight="bold" style:font-name-asian="Canva Sans Bold1" style:font-size-asian="16pt" style:font-weight-asian="bold" style:font-name-complex="Canva Sans Bold1" style:font-size-complex="16pt" style:font-weight-complex="bold"/>
    </style:style>
    <style:style style:name="T3" style:family="text">
      <style:text-properties fo:color="#000000" loext:opacity="100%" style:font-name="Canva Sans Bold" fo:font-size="12pt" fo:font-weight="bold" style:font-name-asian="Canva Sans Bold1" style:font-size-asian="12pt" style:font-weight-asian="bold" style:font-name-complex="Canva Sans Bold1" style:font-size-complex="12pt" style:font-weight-complex="bold"/>
    </style:style>
    <style:style style:name="T4" style:family="text">
      <style:text-properties fo:color="#000000" loext:opacity="100%" style:font-name="Canva Sans" fo:font-size="12pt" style:font-name-asian="Canva Sans1" style:font-size-asian="12pt" style:font-name-complex="Canva Sans1" style:font-size-complex="12pt"/>
    </style:style>
    <style:style style:name="T5" style:family="text">
      <style:text-properties fo:color="#000000" loext:opacity="100%" style:font-name="Canva Sans Bold" fo:font-size="18pt" style:text-underline-style="solid" style:text-underline-width="auto" style:text-underline-color="#000000" fo:font-weight="bold" style:font-name-asian="Canva Sans Bold1" style:font-size-asian="18pt" style:font-weight-asian="bold" style:font-name-complex="Canva Sans Bold1" style:font-size-complex="18pt" style:font-weight-complex="bold"/>
    </style:style>
    <style:style style:name="T6" style:family="text">
      <style:text-properties fo:color="#ff3131" loext:opacity="100%" style:font-name="Canva Sans Bold" fo:font-size="18pt" style:text-underline-style="solid" style:text-underline-width="auto" style:text-underline-color="#ff3131" fo:font-weight="bold" style:font-name-asian="Canva Sans Bold1" style:font-size-asian="18pt" style:font-weight-asian="bold" style:font-name-complex="Canva Sans Bold1" style:font-size-complex="18pt" style:font-weight-complex="bold"/>
    </style:style>
    <style:style style:name="T7" style:family="text">
      <style:text-properties fo:color="#000000" loext:opacity="100%" style:font-name="Canva Sans" fo:font-size="12pt" style:text-underline-style="solid" style:text-underline-width="auto" style:text-underline-color="#000000" style:font-name-asian="Canva Sans1" style:font-size-asian="12pt" style:font-name-complex="Canva Sans1" style:font-size-complex="12pt"/>
    </style:style>
    <style:style style:name="T8" style:family="text">
      <style:text-properties fo:color="#000000" loext:opacity="100%" style:font-name="Canva Sans" fo:font-size="12pt" style:text-underline-style="solid" style:text-underline-width="auto" style:text-underline-color="#000000" fo:background-color="#ff0000" loext:char-shading-value="0" style:font-name-asian="Canva Sans1" style:font-size-asian="12pt" style:font-name-complex="Canva Sans1" style:font-size-complex="12pt"/>
    </style:style>
    <style:style style:name="T9" style:family="text">
      <style:text-properties fo:font-variant="normal" fo:text-transform="none" fo:color="#000000" loext:opacity="100%" fo:font-size="15.75pt" fo:font-style="normal" style:language-complex="ar" style:country-complex="EG"/>
    </style:style>
    <style:style style:name="T10" style:family="text">
      <style:text-properties fo:color="#000000" loext:opacity="100%" fo:font-size="15.75pt"/>
    </style:style>
    <style:style style:name="T11" style:family="text">
      <style:text-properties officeooo:rsid="00110ceb"/>
    </style:style>
    <style:style style:name="T12" style:family="text">
      <style:text-properties style:font-name="Arial1" fo:font-size="15.75pt" fo:font-weight="bold" officeooo:rsid="000f6964" style:font-weight-asian="bold" style:font-name-complex="Arial1" style:language-complex="ar" style:country-complex="EG" style:font-weight-complex="bold"/>
    </style:style>
    <style:style style:name="T13" style:family="text">
      <style:text-properties style:font-name="Arial1" fo:font-size="15.75pt" fo:font-weight="bold" officeooo:rsid="00110ceb" style:font-weight-asian="bold" style:font-name-complex="Arial1" style:language-complex="ar" style:country-complex="EG" style:font-weight-complex="bold"/>
    </style:style>
    <style:style style:name="T14" style:family="text">
      <style:text-properties fo:font-variant="normal" fo:text-transform="none" fo:color="#000000" loext:opacity="100%" style:font-name="Arial1" fo:font-size="15.75pt" fo:font-style="norm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15" style:family="text">
      <style:text-properties fo:font-variant="normal" fo:text-transform="none" fo:color="#000000" loext:opacity="100%" style:font-name="Arial1" fo:font-size="22pt" fo:font-style="normal" fo:font-weight="bold" style:font-size-asian="22pt" style:font-weight-asian="bold" style:font-name-complex="Arial1" style:font-size-complex="22pt" style:language-complex="ar" style:country-complex="EG" style:font-weight-complex="bold"/>
    </style:style>
    <style:style style:name="T16" style:family="text">
      <style:text-properties officeooo:rsid="001b151d" style:language-complex="ar" style:country-complex="EG"/>
    </style:style>
    <style:style style:name="T17" style:family="text">
      <style:text-properties style:language-complex="ar" style:country-complex="EG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Individual <text:s/></text:p>
          <text:list>
            <text:list-item>
              <text:p text:style-name="P2"><text:span text:style-name="T1">child and teen </text:span><text:span text:style-name="T2"><text:s/></text:span></text:p>
            </text:list-item>
          </text:list>
        </text:list-item>
      </text:list>
      <text:p text:style-name="P3"><text:span text:style-name="T3">الصلة بالطفل:</text:span><text:span text:style-name="T4"> (أب / أم / وصي). </text:span></text:p>
      <text:p text:style-name="P3"><text:span text:style-name="T3">عمر الطفل:</text:span><text:span text:style-name="T4"> (يحدد هل يظهر له دكتور أطفال أم مراهقين). </text:span></text:p>
      <text:p text:style-name="P3"><text:span text:style-name="T3">النوع: </text:span><text:span text:style-name="T4">ذكر / أنثى </text:span></text:p>
      <text:p text:style-name="P3"><text:span text:style-name="T3">هل يذهب للمدرسة؟</text:span><text:span text:style-name="T4"> (نعم / لا). </text:span></text:p>
      <text:p text:style-name="P3"><text:span text:style-name="T3">هل خضع لعلاج سابق؟</text:span><text:span text:style-name="T4"> (نعم / لا). </text:span></text:p>
      <text:p text:style-name="P4">Anxiety Score 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5">الوزن </text:p>
          </table:table-cell>
          <table:table-cell table:style-name="Table26.A1" office:value-type="string">
            <text:p text:style-name="P6">السؤال <text:s/></text:p>
          </table:table-cell>
        </table:table-row>
        <table:table-row table:style-name="Table26.1">
          <table:table-cell table:style-name="Table26.A2" office:value-type="string">
            <text:p text:style-name="P6">نعم 10 <text:s/></text:p>
          </table:table-cell>
          <table:table-cell table:style-name="Table26.B2" office:value-type="string">
            <text:p text:style-name="P6">هل يعاني الطفل من نوبات هلع أو مخاوف شديدة (فوبيا) من أشياء محددة؟ </text:p>
          </table:table-cell>
        </table:table-row>
        <table:table-row table:style-name="Table26.1">
          <table:table-cell table:style-name="Table26.A3" office:value-type="string">
            <text:p text:style-name="P6">نعم 7 </text:p>
          </table:table-cell>
          <table:table-cell table:style-name="Table26.B3" office:value-type="string">
            <text:p text:style-name="P6">هل يواجه الطفل صعوبات في النوم أو كوابيس متكررة؟ </text:p>
          </table:table-cell>
        </table:table-row>
        <table:table-row table:style-name="Table26.1">
          <table:table-cell table:style-name="Table26.A4" office:value-type="string">
            <text:p text:style-name="P6">نعم 8 <text:s/></text:p>
          </table:table-cell>
          <table:table-cell table:style-name="Table26.B4" office:value-type="string">
            <text:p text:style-name="P6">هل يظهر الطفل قلقاً مفرطاً عند الابتعاد عن الوالدين أو المنزل؟ </text:p>
          </table:table-cell>
        </table:table-row>
        <table:table-row table:style-name="Table26.1">
          <table:table-cell table:style-name="Table26.A5" table:number-columns-spanned="2" office:value-type="string">
            <text:p text:style-name="P5">المجموع الأقصى للقسم: 25 </text:p>
          </table:table-cell>
          <table:covered-table-cell/>
        </table:table-row>
      </table:table>
      <text:p text:style-name="P7"><text:s/></text:p>
      <text:p text:style-name="P8"><text:span text:style-name="T5">Depression Score </text:span></text:p>
      <table:table table:name="Table27" table:style-name="Table27">
        <table:table-column table:style-name="Table27.A" table:number-columns-repeated="2"/>
        <text:soft-page-break/>
        <table:table-row table:style-name="Table27.1">
          <table:table-cell table:style-name="Table27.A1" office:value-type="string">
            <text:p text:style-name="P5">الوزن </text:p>
          </table:table-cell>
          <table:table-cell table:style-name="Table27.A1" office:value-type="string">
            <text:p text:style-name="P5">السؤال </text:p>
          </table:table-cell>
        </table:table-row>
        <table:table-row table:style-name="Table27.1">
          <table:table-cell table:style-name="Table27.A2" office:value-type="string">
            <text:p text:style-name="P6">نعم 10 </text:p>
          </table:table-cell>
          <table:table-cell table:style-name="Table27.B2" office:value-type="string">
            <text:p text:style-name="P6">هل لاحظت فقدان شغف الطفل بالأنشطة أو الألعاب التي كان يحبها؟ </text:p>
          </table:table-cell>
        </table:table-row>
        <table:table-row table:style-name="Table27.1">
          <table:table-cell table:style-name="Table27.A3" office:value-type="string">
            <text:p text:style-name="P6">نعم 10 </text:p>
          </table:table-cell>
          <table:table-cell table:style-name="Table27.B3" office:value-type="string">
            <text:p text:style-name="P6">هل يبدو الطفل حزيناً، منعزلاً، أو يبكي بدون سبب واضح أغلب الوقت؟ </text:p>
          </table:table-cell>
        </table:table-row>
        <table:table-row table:style-name="Table27.1">
          <table:table-cell table:style-name="Table27.A4" office:value-type="string">
            <text:p text:style-name="P6">نعم 7 <text:s/></text:p>
          </table:table-cell>
          <table:table-cell table:style-name="Table27.B4" office:value-type="string">
            <text:p text:style-name="P6">هل يعاني الطفل من خمول دائم أو فقدان ملحوظ في الطاقة؟ </text:p>
          </table:table-cell>
        </table:table-row>
        <table:table-row table:style-name="Table27.1">
          <table:table-cell table:style-name="Table27.A5" office:value-type="string">
            <text:p text:style-name="P6">نعم 5 <text:s/></text:p>
          </table:table-cell>
          <table:table-cell table:style-name="Table27.B5" office:value-type="string">
            <text:p text:style-name="P6">هل لاحظت تغيرات حادة في شهية الطفل (أكل مفرط أو زهد في الأكل)؟ </text:p>
          </table:table-cell>
        </table:table-row>
        <table:table-row table:style-name="Table27.1">
          <table:table-cell table:style-name="Table27.A6" table:number-columns-spanned="2" office:value-type="string">
            <text:p text:style-name="P5">المجموع الأقصى للقسم: 32 </text:p>
          </table:table-cell>
          <table:covered-table-cell/>
        </table:table-row>
      </table:table>
      <text:p text:style-name="P4">Behavioral &amp; ADHD Score </text:p>
      <table:table table:name="Table28" table:style-name="Table28">
        <table:table-column table:style-name="Table28.A" table:number-columns-repeated="2"/>
        <table:table-row table:style-name="Table28.1">
          <table:table-cell table:style-name="Table28.A1" office:value-type="string">
            <text:p text:style-name="P5">الوزن </text:p>
          </table:table-cell>
          <table:table-cell table:style-name="Table28.A1" office:value-type="string">
            <text:p text:style-name="P5">السؤال </text:p>
          </table:table-cell>
        </table:table-row>
        <table:table-row table:style-name="Table28.1">
          <table:table-cell table:style-name="Table28.A2" office:value-type="string">
            <text:p text:style-name="P6">نعم 10 <text:s/></text:p>
          </table:table-cell>
          <table:table-cell table:style-name="Table28.B2" office:value-type="string">
            <text:p text:style-name="P6">هل يظهر الطفل سلوكاً عدوانياً تجاه الآخرين أو نوبات غضب يصعب التحكم فيها؟ </text:p>
          </table:table-cell>
        </table:table-row>
        <table:table-row table:style-name="Table28.1">
          <table:table-cell table:style-name="Table28.A3" office:value-type="string">
            <text:p text:style-name="P6">نعم 10 <text:s/></text:p>
          </table:table-cell>
          <table:table-cell table:style-name="Table28.B3" office:value-type="string">
            <text:p text:style-name="P6">هل يواجه الطفل صعوبة كبيرة في التركيز أو إنهاء المهام المطلوبة منه؟ </text:p>
          </table:table-cell>
        </table:table-row>
        <table:table-row table:style-name="Table28.1">
          <table:table-cell table:style-name="Table28.A4" office:value-type="string">
            <text:p text:style-name="P6">نعم 8 <text:s/></text:p>
          </table:table-cell>
          <table:table-cell table:style-name="Table28.B4" office:value-type="string">
            <text:p text:style-name="P6">هل يتلقى الطفل شكاوى متكررة من المدرسة <text:soft-page-break/>بسبب سلوكه أو تشتته؟ </text:p>
          </table:table-cell>
        </table:table-row>
        <table:table-row table:style-name="Table28.1">
          <table:table-cell table:style-name="Table28.A5" office:value-type="string">
            <text:p text:style-name="P6">نعم 7 </text:p>
          </table:table-cell>
          <table:table-cell table:style-name="Table28.B5" office:value-type="string">
            <text:p text:style-name="P6">هل يتحرك الطفل بشكل مفرط وفي أوقات غير مناسبة؟ </text:p>
          </table:table-cell>
        </table:table-row>
        <table:table-row table:style-name="Table28.1">
          <table:table-cell table:style-name="Table28.A6" table:number-columns-spanned="2" office:value-type="string">
            <text:p text:style-name="P5">المجموع الأقصى للقسم: 35 </text:p>
          </table:table-cell>
          <table:covered-table-cell/>
        </table:table-row>
      </table:table>
      <text:p text:style-name="P4">Life Changes &amp; Family Score </text:p>
      <table:table table:name="Table29" table:style-name="Table29">
        <table:table-column table:style-name="Table29.A" table:number-columns-repeated="2"/>
        <table:table-row table:style-name="Table29.1">
          <table:table-cell table:style-name="Table29.A1" office:value-type="string">
            <text:p text:style-name="P9">الوزن </text:p>
          </table:table-cell>
          <table:table-cell table:style-name="Table29.A1" office:value-type="string">
            <text:p text:style-name="P9">السؤال </text:p>
          </table:table-cell>
        </table:table-row>
        <table:table-row table:style-name="Table29.1">
          <table:table-cell table:style-name="Table29.A2" office:value-type="string">
            <text:p text:style-name="P6">نعم 10 </text:p>
          </table:table-cell>
          <table:table-cell table:style-name="Table29.B2" office:value-type="string">
            <text:p text:style-name="P6">هل مر الطفل بتغير كبير مؤخراً (طلاق، وفاة شخص، انتقال لبيت جديد)؟ </text:p>
          </table:table-cell>
        </table:table-row>
        <table:table-row table:style-name="Table29.1">
          <table:table-cell table:style-name="Table29.A3" office:value-type="string">
            <text:p text:style-name="P6">نعم 7 </text:p>
          </table:table-cell>
          <table:table-cell table:style-name="Table29.B3" office:value-type="string">
            <text:p text:style-name="P6">هل تشعر أن علاقتك بالطفل متوترة أو تفتقد للتواصل الجيد؟ </text:p>
          </table:table-cell>
        </table:table-row>
        <table:table-row table:style-name="Table29.1">
          <table:table-cell table:style-name="Table29.A4" office:value-type="string">
            <text:p text:style-name="P6">نعم 5 </text:p>
          </table:table-cell>
          <table:table-cell table:style-name="Table29.B4" office:value-type="string">
            <text:p text:style-name="P6">هل تبحث فقط عن نصائح تربوية للتعامل مع مواقف يومية محددة؟ </text:p>
          </table:table-cell>
        </table:table-row>
        <table:table-row table:style-name="Table29.1">
          <table:table-cell table:style-name="Table29.A5" table:number-columns-spanned="2" office:value-type="string">
            <text:p text:style-name="P5">المجموع الأقصى للقسم: 22 </text:p>
          </table:table-cell>
          <table:covered-table-cell/>
        </table:table-row>
      </table:table>
      <text:p text:style-name="P8"><text:span text:style-name="T6">Red Flags </text:span></text:p>
      <text:p text:style-name="P3"><text:span text:style-name="T7">هل سبق للطفل التعبير عن رغبة في إيذاء نفسه أو تراوده أفكار انتحارية؟</text:span><text:span text:style-name="T8">نعم (50) </text:span></text:p>
      <text:p text:style-name="P10">يجب إظهار رسالة تحذيرية فورية للمستخدم وتوجيهه لأقرب مستشفى أو طبيب نفسي (Psychiatrist) فوراً، مع إعطاؤه أولوية قصوى في الترشيح. </text:p>
      <table:table table:name="Table30" table:style-name="Table30">
        <table:table-column table:style-name="Table30.A" table:number-columns-repeated="3"/>
        <text:soft-page-break/>
        <table:table-row table:style-name="Table30.1">
          <table:table-cell table:style-name="Table30.A1" office:value-type="string">
            <text:p text:style-name="P5">الترشيح </text:p>
          </table:table-cell>
          <table:table-cell table:style-name="Table30.A1" office:value-type="string">
            <text:p text:style-name="P5">الشرط </text:p>
          </table:table-cell>
          <table:table-cell table:style-name="Table30.A1" office:value-type="string">
            <text:p text:style-name="P5">الحالة </text:p>
          </table:table-cell>
        </table:table-row>
        <table:table-row table:style-name="Table30.1">
          <table:table-cell table:style-name="Table30.A2" office:value-type="string">
            <text:p text:style-name="P6">طبيب نفسي فوراً (Psychiatrist). </text:p>
          </table:table-cell>
          <table:table-cell table:style-name="Table30.B2" office:value-type="string">
            <text:p text:style-name="P6">وجود red flag </text:p>
          </table:table-cell>
          <table:table-cell table:style-name="Table30.C2" office:value-type="string">
            <text:p text:style-name="P6">طارئة </text:p>
          </table:table-cell>
        </table:table-row>
        <table:table-row table:style-name="Table30.1">
          <table:table-cell table:style-name="Table30.A3" office:value-type="string">
            <text:p text:style-name="P3"><text:span text:style-name="T4">ترشيح دكتور متخصص في </text:span><text:span text:style-name="T3">أعلى قسم</text:span><text:span text:style-name="T4">. </text:span></text:p>
          </table:table-cell>
          <table:table-cell table:style-name="Table30.B3" office:value-type="string">
            <text:p text:style-name="P6">وجود قسم جاب Score &gt; 15 </text:p>
          </table:table-cell>
          <table:table-cell table:style-name="Table30.C3" office:value-type="string">
            <text:p text:style-name="P6">متخصصة </text:p>
          </table:table-cell>
        </table:table-row>
        <table:table-row table:style-name="Table30.1">
          <table:table-cell table:style-name="Table30.A4" office:value-type="string">
            <text:p text:style-name="P6">ترشيح دكتور "شامل" (Child Psychologist) بيعالج النوعين. </text:p>
          </table:table-cell>
          <table:table-cell table:style-name="Table30.B4" office:value-type="string">
            <text:p text:style-name="P6">تقارب في السكور (مثلاً قلق 12 واكتئاب 11) </text:p>
          </table:table-cell>
          <table:table-cell table:style-name="Table30.C4" office:value-type="string">
            <text:p text:style-name="P6">مختلطة </text:p>
          </table:table-cell>
        </table:table-row>
        <table:table-row table:style-name="Table30.1">
          <table:table-cell table:style-name="Table30.A5" office:value-type="string">
            <text:p text:style-name="P6">ترشيح "استشاري تربوي" أو "دعم نفسي عام". </text:p>
          </table:table-cell>
          <table:table-cell table:style-name="Table30.B5" office:value-type="string">
            <text:p text:style-name="P6">كل الأقسام &lt; 10 </text:p>
          </table:table-cell>
          <table:table-cell table:style-name="Table30.C5" office:value-type="string">
            <text:p text:style-name="P6">بسيطة 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dividual (my self)</text:p>
      <text:p text:style-name="P13">العمر.</text:p>
      <text:p text:style-name="P13">النوع</text:p>
      <text:p text:style-name="P14"><text:span text:style-name="T9">الحالة</text:span><text:span text:style-name="T10"> العملية: (طالبة، موظفة، باحثة عن عمل).</text:span></text:p>
      <text:p text:style-name="P15">الهدف من الجلسة: (علاج مشكلة محددة، تطوير ذات، مجرد فضفضة).</text:p>
      <text:p text:style-name="P16">Anxiety Score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السؤال</text:p>
            </table:table-cell>
            <table:table-cell table:style-name="Table1.B1" office:value-type="string">
              <text:p text:style-name="P17">الوزن</text:p>
            </table:table-cell>
          </table:table-row>
        </table:table-header-rows>
        <table:table-row>
          <table:table-cell table:style-name="Table1.A2" office:value-type="string">
            <text:p text:style-name="P18">هل تشعرين بتوتر مستمر وصعوبة في الاسترخاء أو "فصل" دماغك عن التفكير؟ </text:p>
          </table:table-cell>
          <table:table-cell table:style-name="Table1.B2" office:value-type="string">
            <text:p text:style-name="P19">نعم 10</text:p>
          </table:table-cell>
        </table:table-row>
        <table:table-row>
          <table:table-cell table:style-name="Table1.A2" office:value-type="string">
            <text:p text:style-name="P18">هل تعانين من أعراض جسدية للتوتر (سرعة ضربات قلب، ضيق تنفس، رعشة)؟ </text:p>
          </table:table-cell>
          <table:table-cell table:style-name="Table1.B2" office:value-type="string">
            <text:p text:style-name="P19">نعم 10</text:p>
          </table:table-cell>
        </table:table-row>
        <table:table-row>
          <table:table-cell table:style-name="Table1.A2" office:value-type="string">
            <text:p text:style-name="P18">هل يمنعك القلق من القيام بمهامك اليومية أو حضور مناسبات اجتماعية؟ </text:p>
          </table:table-cell>
          <table:table-cell table:style-name="Table1.B2" office:value-type="string">
            <text:p text:style-name="P19">نعم 8</text:p>
          </table:table-cell>
        </table:table-row>
        <table:table-row>
          <table:table-cell table:style-name="Table1.A2" office:value-type="string">
            <text:p text:style-name="P18">لمجموع الأقصى: </text:p>
          </table:table-cell>
          <table:table-cell table:style-name="Table1.B2" office:value-type="string">
            <text:p text:style-name="P19">28</text:p>
          </table:table-cell>
        </table:table-row>
      </table:table>
      <text:p text:style-name="P16">Depression Scor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7">السؤال</text:p>
            </table:table-cell>
            <table:table-cell table:style-name="Table2.B1" office:value-type="string">
              <text:p text:style-name="P17">الوزن</text:p>
            </table:table-cell>
          </table:table-row>
        </table:table-header-rows>
        <table:table-row>
          <table:table-cell table:style-name="Table2.A2" office:value-type="string">
            <text:p text:style-name="P18">هل فقدتِ الشغف في ممارسة هواياتك أو أشياء كنتِ تستمتعين بها سابقاً؟ </text:p>
          </table:table-cell>
          <table:table-cell table:style-name="Table2.B2" office:value-type="string">
            <text:p text:style-name="P19">نعم 10</text:p>
          </table:table-cell>
        </table:table-row>
        <table:table-row>
          <table:table-cell table:style-name="Table2.A2" office:value-type="string">
            <text:p text:style-name="P18">هل تشعرين بالحزن أو انخفاض الروح المعنوية معظم اليوم ولأكثر من أسبوعين؟ </text:p>
          </table:table-cell>
          <table:table-cell table:style-name="Table2.B2" office:value-type="string">
            <text:p text:style-name="P19">نعم 10 </text:p>
          </table:table-cell>
        </table:table-row>
        <table:table-row>
          <table:table-cell table:style-name="Table2.A2" office:value-type="string">
            <text:p text:style-name="P18">هل تلاحظين اضطراباً شديداً في نومك (نوم مفرط أو أرق دائم)؟ </text:p>
          </table:table-cell>
          <table:table-cell table:style-name="Table2.B2" office:value-type="string">
            <text:p text:style-name="P19">نعم 7</text:p>
          </table:table-cell>
        </table:table-row>
        <table:table-row table:style-name="Table2.5">
          <table:table-cell table:style-name="Table2.A2" office:value-type="string">
            <text:p text:style-name="P18">هل تشعرين بالذنب تجاه نفسك أو أنكِ "عبء" على من حولك؟ </text:p>
          </table:table-cell>
          <table:table-cell table:style-name="Table2.B2" office:value-type="string">
            <text:p text:style-name="P19">نعم 8</text:p>
          </table:table-cell>
        </table:table-row>
        <table:table-row table:style-name="Table2.5">
          <table:table-cell table:style-name="Table2.A2" office:value-type="string">
            <text:p text:style-name="P18">المجموع الأقصى: </text:p>
          </table:table-cell>
          <table:table-cell table:style-name="Table2.B2" office:value-type="string">
            <text:p text:style-name="P19">35</text:p>
          </table:table-cell>
        </table:table-row>
      </table:table>
      <text:p text:style-name="P16">Burnout &amp; Stress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7">السؤال</text:p>
            </table:table-cell>
            <table:table-cell table:style-name="Table3.B1" office:value-type="string">
              <text:p text:style-name="P17">الوزن</text:p>
            </table:table-cell>
          </table:table-row>
        </table:table-header-rows>
        <table:table-row>
          <table:table-cell table:style-name="Table3.A2" office:value-type="string">
            <text:p text:style-name="P18">هل تشعرين باستنزاف طاقتك تماماً بسبب المذاكرة أو العمل؟ </text:p>
          </table:table-cell>
          <table:table-cell table:style-name="Table3.B2" office:value-type="string">
            <text:p text:style-name="P20">نعم <text:span text:style-name="T11">10</text:span></text:p>
          </table:table-cell>
        </table:table-row>
        <table:table-row>
          <table:table-cell table:style-name="Table3.A2" office:value-type="string">
            <text:p text:style-name="P18">هل تعانين من صعوبة في التركيز أو اتخاذ قرارات بسيطة مؤخراً؟ </text:p>
          </table:table-cell>
          <table:table-cell table:style-name="Table3.B2" office:value-type="string">
            <text:p text:style-name="P20">نعم <text:span text:style-name="T11">8</text:span></text:p>
          </table:table-cell>
        </table:table-row>
        <table:table-row>
          <table:table-cell table:style-name="Table3.A2" office:value-type="string">
            <text:p text:style-name="P18">هل تشعرين بالتشاؤم تجاه مستقبلك المهني أو الأكاديمي؟ </text:p>
          </table:table-cell>
          <table:table-cell table:style-name="Table3.B2" office:value-type="string">
            <text:p text:style-name="P21"><text:span text:style-name="T12">نعم </text:span><text:span text:style-name="T13">7</text:span></text:p>
          </table:table-cell>
        </table:table-row>
        <table:table-row>
          <table:table-cell table:style-name="Table3.A2" office:value-type="string">
            <text:p text:style-name="P18">المجموع الأقصى: </text:p>
          </table:table-cell>
          <table:table-cell table:style-name="Table3.B2" office:value-type="string">
            <text:p text:style-name="P22">25</text:p>
          </table:table-cell>
        </table:table-row>
      </table:table>
      <text:p text:style-name="P16"/>
      <text:p text:style-name="P23"><text:soft-page-break/>Red Flags</text:p>
      <text:p text:style-name="P24">هل تراودك أفكار حول أن الحياة لا تستحق العيش أو رغبة في إيذاء نفسك؟</text:p>
      <text:list text:style-name="L1">
        <text:list-item>
          <text:p text:style-name="P25">نعم (50) <text:s/>تحذير فورى وترشيح طبيب نفسي (Psychiatrist).</text:p>
        </text:list-item>
      </text:list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17">المسار (Path) </text:p>
            </table:table-cell>
            <table:table-cell table:style-name="Table24.B1" office:value-type="string">
              <text:p text:style-name="P17">نوع المتخصص المرشح (Doctor Type) </text:p>
            </table:table-cell>
          </table:table-row>
        </table:table-header-rows>
        <table:table-row>
          <table:table-cell table:style-name="Table24.A2" office:value-type="string">
            <text:p text:style-name="P18">المسار السريع (Emergency) </text:p>
          </table:table-cell>
          <table:table-cell table:style-name="Table24.B2" office:value-type="string">
            <text:p text:style-name="P18">طبيب نفسي (Psychiatrist) </text:p>
          </table:table-cell>
        </table:table-row>
        <table:table-row>
          <table:table-cell table:style-name="Table24.A2" office:value-type="string">
            <text:p text:style-name="P18">المسار المتخصص (Specialized) </text:p>
          </table:table-cell>
          <table:table-cell table:style-name="Table24.B3" office:value-type="string">
            <text:p text:style-name="P18">معالج نفسي متخصص </text:p>
          </table:table-cell>
        </table:table-row>
        <table:table-row>
          <table:table-cell table:style-name="Table24.A2" office:value-type="string">
            <text:p text:style-name="P18">المسار المختلط (Mixed) </text:p>
          </table:table-cell>
          <table:table-cell table:style-name="Table24.B4" office:value-type="string">
            <text:p text:style-name="P18">دكتور علم نفس إكلينيكي </text:p>
          </table:table-cell>
        </table:table-row>
        <table:table-row table:style-name="Table24.5">
          <table:table-cell table:style-name="Table24.A2" office:value-type="string">
            <text:p text:style-name="P18">المسار العام (General/Support) </text:p>
          </table:table-cell>
          <table:table-cell table:style-name="Table24.B5" office:value-type="string">
            <text:p text:style-name="P18">مدرب حياة (Life Coach) أو مستشار نفسي عام. </text:p>
          </table:table-cell>
        </table:table-row>
      </table:table>
      <text:p text:style-name="P15">---------------------------------------------------------------------------------------------------------------------------</text:p>
      <text:p text:style-name="P26">Group</text:p>
      <text:p text:style-name="P27"><text:span text:style-name="T14">Social Groups</text:span><text:span text:style-name="T15"> </text:span></text:p>
      <table:table table:name="Table4" table:style-name="Table4">
        <table:table-column table:style-name="Table4.A" table:number-columns-repeated="2"/>
        <table:table-header-rows>
          <table:table-row table:style-name="Table4.1">
            <table:table-cell table:style-name="Table4.A1" office:value-type="string">
              <text:p text:style-name="P17">السؤال</text:p>
            </table:table-cell>
            <table:table-cell table:style-name="Table4.B1" office:value-type="string">
              <text:p text:style-name="P17">الوزن</text:p>
            </table:table-cell>
          </table:table-row>
        </table:table-header-rows>
        <table:table-row>
          <table:table-cell table:style-name="Table4.A2" office:value-type="string">
            <text:p text:style-name="P18">هل تشعر أن أغلب نقاشاتك مع أصدقائك تنتهي بسوء تفاهم أو نزاع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18">هل تجد صعوبة في التعبير عن مشاعرك بصدق خوفاً من الحكم أو السخرية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18">هل تجد صعوبة في قول "لا" أو وضع حدود واضحة لمن حولك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18">هل تشعر أن خصوصيتك الشخصية غير محترمة داخل دائرة أصدقائك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18">هل تشعر أن العطاء في صداقاتك من طرف واحد فقط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18">هل تشعر بـ "الاستنزاف" أو التعب النفسي بعد الجلوس مع أصدقائك؟ </text:p>
          </table:table-cell>
          <table:table-cell table:style-name="Table4.B2" office:value-type="string">
            <text:p text:style-name="P18">نعم (10) </text:p>
          </table:table-cell>
        </table:table-row>
        <table:table-row>
          <table:table-cell table:style-name="Table4.A2" office:value-type="string">
            <text:p text:style-name="P28">المجموع الأقصى:</text:p>
          </table:table-cell>
          <table:table-cell table:style-name="Table4.B2" office:value-type="string">
            <text:p text:style-name="P29">60</text:p>
          </table:table-cell>
        </table:table-row>
      </table:table>
      <text:p text:style-name="P30"/>
      <text:p text:style-name="P30"/>
      <text:p text:style-name="P30"/>
      <text:p text:style-name="P30"><text:soft-page-break/>Workplace Circles </text:p>
      <table:table table:name="Table5" table:style-name="Table5">
        <table:table-column table:style-name="Table5.A" table:number-columns-repeated="2"/>
        <table:table-header-rows>
          <table:table-row table:style-name="Table5.1">
            <table:table-cell table:style-name="Table5.A1" office:value-type="string">
              <text:p text:style-name="P17">السؤال</text:p>
            </table:table-cell>
            <table:table-cell table:style-name="Table5.B1" office:value-type="string">
              <text:p text:style-name="P17">الوزن</text:p>
            </table:table-cell>
          </table:table-row>
        </table:table-header-rows>
        <table:table-row>
          <table:table-cell table:style-name="Table5.A2" office:value-type="string">
            <text:p text:style-name="P18">هل تشعر بالاستنزاف العاطفي والجسدي بمجرد التفكير في الذهاب للعمل أو الدراسة؟ </text:p>
          </table:table-cell>
          <table:table-cell table:style-name="Table5.B2" office:value-type="string">
            <text:p text:style-name="P18">نعم (10) </text:p>
          </table:table-cell>
        </table:table-row>
        <table:table-row>
          <table:table-cell table:style-name="Table5.A2" office:value-type="string">
            <text:p text:style-name="P18">هل أصبحت أقل إنتاجية أو فقدت الحماس تجاه مهامك التي كنت تحبها؟ </text:p>
          </table:table-cell>
          <table:table-cell table:style-name="Table5.B2" office:value-type="string">
            <text:p text:style-name="P18">نعم (10) </text:p>
          </table:table-cell>
        </table:table-row>
        <table:table-row>
          <table:table-cell table:style-name="Table5.A2" office:value-type="string">
            <text:p text:style-name="P18">هل تؤثر ضغوط العمل على حياتك الشخصية أو نومك بشكل ملحوظ؟ </text:p>
          </table:table-cell>
          <table:table-cell table:style-name="Table5.B2" office:value-type="string">
            <text:p text:style-name="P18">نعم (10) </text:p>
          </table:table-cell>
        </table:table-row>
        <table:table-row>
          <table:table-cell table:style-name="Table5.A2" office:value-type="string">
            <text:p text:style-name="P18">هل تشعر بوجود منافسة غير شريفة أو صراعات تؤثر على جودة أدائك؟ </text:p>
          </table:table-cell>
          <table:table-cell table:style-name="Table5.B2" office:value-type="string">
            <text:p text:style-name="P18">نعم (10) </text:p>
          </table:table-cell>
        </table:table-row>
        <table:table-row>
          <table:table-cell table:style-name="Table5.A2" office:value-type="string">
            <text:p text:style-name="P18">هل تشعر أن مجهودك ومهاراتك غير مقدرين من قبل الزملاء أو الإدارة؟ </text:p>
          </table:table-cell>
          <table:table-cell table:style-name="Table5.B2" office:value-type="string">
            <text:p text:style-name="P18">نعم (10) </text:p>
          </table:table-cell>
        </table:table-row>
        <table:table-row>
          <table:table-cell table:style-name="Table5.A2" office:value-type="string">
            <text:p text:style-name="P18">هل تفتقد لروح العمل الجماعي وتشعر أنك تعمل في "جزر منعزلة"؟ </text:p>
          </table:table-cell>
          <table:table-cell table:style-name="Table5.B2" office:value-type="string">
            <text:p text:style-name="P31">نعم (<text:span text:style-name="T16">8</text:span>)</text:p>
          </table:table-cell>
        </table:table-row>
        <table:table-row>
          <table:table-cell table:style-name="Table5.A2" office:value-type="string">
            <text:p text:style-name="P31">المجموع الأقصى:</text:p>
          </table:table-cell>
          <table:table-cell table:style-name="Table5.B2" office:value-type="string">
            <text:p text:style-name="P32">58</text:p>
          </table:table-cell>
        </table:table-row>
      </table:table>
      <text:p text:style-name="P30">Safety &amp; Triage </text:p>
      <table:table table:name="Table6" table:style-name="Table6">
        <table:table-column table:style-name="Table6.A" table:number-columns-repeated="2"/>
        <table:table-header-rows>
          <table:table-row table:style-name="Table6.1">
            <table:table-cell table:style-name="Table6.A1" office:value-type="string">
              <text:p text:style-name="P17">السؤال</text:p>
            </table:table-cell>
            <table:table-cell table:style-name="Table6.B1" office:value-type="string">
              <text:p text:style-name="P17">الوزن</text:p>
            </table:table-cell>
          </table:table-row>
        </table:table-header-rows>
        <table:table-row>
          <table:table-cell table:style-name="Table6.A2" office:value-type="string">
            <text:p text:style-name="P33">هل تعرضت مؤخراً لأي نوع من التنمر، التحرش، أو الإيذاء اللفظي المتكرر؟ </text:p>
          </table:table-cell>
          <table:table-cell table:style-name="Table6.B2" office:value-type="string">
            <text:p text:style-name="P33">نعم (50) </text:p>
          </table:table-cell>
        </table:table-row>
        <table:table-row>
          <table:table-cell table:style-name="Table6.A3" office:value-type="string">
            <text:p text:style-name="P33">هل تتقبل فكرة سماع تجارب الآخرين ومشاركتهم تجربتك باحترام؟ </text:p>
          </table:table-cell>
          <table:table-cell table:style-name="Table6.B3" office:value-type="string">
            <text:p text:style-name="P34">نعم (0/Filter) </text:p>
          </table:table-cell>
        </table:table-row>
      </table:table>
      <text:p text:style-name="P35">بعد جمع الـ Scores، الكود هيطبق المنطق ده:</text:p>
      <text:list text:style-name="L2">
        <text:list-item>
          <text:p text:style-name="P36"><text:bookmark text:name="p-rc_e0dd9b264b6b8b32-111"/>المسار السريع (Red Flag): لو سكور التنمر/الإيذاء &gt; 0.</text:p>
          <text:list>
            <text:list-item>
              <text:p text:style-name="P36"><text:bookmark text:name="p-rc_e0dd9b264b6b8b32-112"/>النتيجة: توجيه لشات خاص (Private Support) لمنع التأثر أو التأثير سلباً على الجروبات العامة.</text:p>
            </text:list-item>
          </text:list>
        </text:list-item>
        <text:list-item>
          <text:p text:style-name="P36"><text:bookmark text:name="p-rc_e0dd9b264b6b8b32-113"/>المسار المتخصص (Top Category): لو فيه قسم سكور أعلى من 15.</text:p>
          <text:list>
            <text:list-item>
              <text:p text:style-name="P36"><text:bookmark text:name="p-rc_e0dd9b264b6b8b32-114"/>النتيجة: تسكين في الروم المقابلة للقسم (مثلاً: روم "محاربي الاستنزاف" لو سكور Burnout هو الأعلى).</text:p>
            </text:list-item>
          </text:list>
        </text:list-item>
        <text:list-item>
          <text:p text:style-name="P36"><text:bookmark text:name="p-rc_e0dd9b264b6b8b32-115"/>المسار العام (Low Score): لو كل الأقسام أقل من 10.</text:p>
          <text:list>
            <text:list-item>
              <text:p text:style-name="P36"><text:bookmark text:name="p-rc_e0dd9b264b6b8b32-116"/>النتيجة: التوجيه للـ "General Lounge" (روم دردشة عامة).</text:p>
            </text:list-item>
          </text:list>
        </text:list-item>
      </text:list>
      <text:p text:style-name="P37"/>
      <text:p text:style-name="P38">---------------------------------------------------------------------------------------------------------------------------</text:p>
      <text:p text:style-name="P26"/>
      <text:p text:style-name="P26"><text:soft-page-break/>Couple</text:p>
      <text:p text:style-name="P16">Communication &amp; Expression 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17">السؤال</text:p>
            </table:table-cell>
            <table:table-cell table:style-name="Table16.B1" office:value-type="string">
              <text:p text:style-name="P17">الوزن</text:p>
            </table:table-cell>
          </table:table-row>
        </table:table-header-rows>
        <table:table-row>
          <table:table-cell table:style-name="Table16.A2" office:value-type="string">
            <text:p text:style-name="P18">هل تشعر أن نقاشاتكم تنتهي غالباً بـ "طريق مسدود" أو صمت عقابي؟ </text:p>
          </table:table-cell>
          <table:table-cell table:style-name="Table16.B2" office:value-type="string">
            <text:p text:style-name="P39">نعم <text:span text:style-name="T17">10</text:span></text:p>
          </table:table-cell>
        </table:table-row>
        <table:table-row>
          <table:table-cell table:style-name="Table16.A2" office:value-type="string">
            <text:p text:style-name="P18">هل تخفي بعض أفكارك أو مشاعرك خوفاً من رد فعل الطرف الآخر؟ </text:p>
          </table:table-cell>
          <table:table-cell table:style-name="Table16.B2" office:value-type="string">
            <text:p text:style-name="P39">نعم <text:span text:style-name="T17">10</text:span></text:p>
          </table:table-cell>
        </table:table-row>
        <table:table-row>
          <table:table-cell table:style-name="Table16.A2" office:value-type="string">
            <text:p text:style-name="P18">هل تشعر أن الطرف الآخر "لا يسمعك" حقاً أو يسيء فهم دوافعك؟ </text:p>
          </table:table-cell>
          <table:table-cell table:style-name="Table16.B2" office:value-type="string">
            <text:p text:style-name="P39">نعم <text:span text:style-name="T17">8</text:span></text:p>
          </table:table-cell>
        </table:table-row>
        <table:table-row>
          <table:table-cell table:style-name="Table16.A2" office:value-type="string">
            <text:p text:style-name="P18">المجموع الأقصى: </text:p>
          </table:table-cell>
          <table:table-cell table:style-name="Table16.B2" office:value-type="string">
            <text:p text:style-name="P40">28</text:p>
          </table:table-cell>
        </table:table-row>
      </table:table>
      <text:p text:style-name="P16">Trust &amp; Security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السؤال</text:p>
          </table:table-cell>
          <table:table-cell table:style-name="Table17.B1" office:value-type="string">
            <text:p text:style-name="P17">الوزن</text:p>
          </table:table-cell>
        </table:table-row>
        <table:table-row>
          <table:table-cell table:style-name="Table17.A2" office:value-type="string">
            <text:p text:style-name="P18">هل هناك شعور دائم بالشك أو الحاجة لمراقبة تصرفات الطرف الآخر؟ </text:p>
          </table:table-cell>
          <table:table-cell table:style-name="Table17.B2" office:value-type="string">
            <text:p text:style-name="P39">نعم <text:span text:style-name="T17">10</text:span></text:p>
          </table:table-cell>
        </table:table-row>
        <table:table-row>
          <table:table-cell table:style-name="Table17.A2" office:value-type="string">
            <text:p text:style-name="P18">هل تفتقد الشعور بالأمان النفسي أو الدعم في الأزمات من شريكك؟ </text:p>
          </table:table-cell>
          <table:table-cell table:style-name="Table17.B2" office:value-type="string">
            <text:p text:style-name="P39">نعم <text:span text:style-name="T17">10</text:span></text:p>
          </table:table-cell>
        </table:table-row>
        <table:table-row>
          <table:table-cell table:style-name="Table17.A2" office:value-type="string">
            <text:p text:style-name="P18">هل تؤثر "خلافات قديمة" أو صدمات سابقة على علاقتكم الحالية؟ </text:p>
          </table:table-cell>
          <table:table-cell table:style-name="Table17.B2" office:value-type="string">
            <text:p text:style-name="P39">نعم <text:span text:style-name="T17">8</text:span></text:p>
          </table:table-cell>
        </table:table-row>
        <table:table-row>
          <table:table-cell table:style-name="Table17.A2" office:value-type="string">
            <text:p text:style-name="P39">المجموع الأقصى: </text:p>
          </table:table-cell>
          <table:table-cell table:style-name="Table17.B2" office:value-type="string">
            <text:p text:style-name="P40">28</text:p>
          </table:table-cell>
        </table:table-row>
      </table:table>
      <text:p text:style-name="P16">Compatibility &amp; Goals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17">السؤال</text:p>
            </table:table-cell>
            <table:table-cell table:style-name="Table18.B1" office:value-type="string">
              <text:p text:style-name="P17">الوزن</text:p>
            </table:table-cell>
          </table:table-row>
        </table:table-header-rows>
        <table:table-row>
          <table:table-cell table:style-name="Table18.A2" office:value-type="string">
            <text:p text:style-name="P18">هل تشعر أن رؤيتكم للمستقبل (أطفال، مادة، سكن) مختلفة تماماً؟ </text:p>
          </table:table-cell>
          <table:table-cell table:style-name="Table18.B2" office:value-type="string">
            <text:p text:style-name="P39">نعم <text:span text:style-name="T17">10</text:span></text:p>
          </table:table-cell>
        </table:table-row>
        <table:table-row>
          <table:table-cell table:style-name="Table18.A2" office:value-type="string">
            <text:p text:style-name="P18">هل تشعر أنك "تتخلى عن نفسك" أو مبادئك من أجل إرضاء الطرف الآخر؟ </text:p>
          </table:table-cell>
          <table:table-cell table:style-name="Table18.B2" office:value-type="string">
            <text:p text:style-name="P39">نعم <text:span text:style-name="T17">10</text:span></text:p>
          </table:table-cell>
        </table:table-row>
        <table:table-row>
          <table:table-cell table:style-name="Table18.A2" office:value-type="string">
            <text:p text:style-name="P39">المجموع الأقصى:</text:p>
          </table:table-cell>
          <table:table-cell table:style-name="Table18.B2" office:value-type="string">
            <text:p text:style-name="P40">20</text:p>
          </table:table-cell>
        </table:table-row>
      </table:table>
      <text:h text:style-name="P41" text:outline-level="4">مؤشر الخطورة (Red Flags - Critical)</text:h>
      <text:list text:style-name="L3">
        <text:list-item>
          <text:p text:style-name="P42">هل تتعرض لأي نوع من أنواع الإيذاء البدني، اللفظي، أو التهديد داخل العلاقة؟</text:p>
          <text:list>
            <text:list-item>
              <text:p text:style-name="P42">نعم (50)حالة قصوى: تحتاج تدخل متخصص في العلاقات السامة (Abusive Relationships).</text:p>
            </text:list-item>
          </text:list>
        </text:list-item>
      </text:list>
      <table:table table:name="Table19" table:style-name="Table19">
        <table:table-column table:style-name="Table19.A" table:number-columns-repeated="3"/>
        <table:table-column table:style-name="Table19.D"/>
        <table:table-header-rows>
          <text:soft-page-break/>
          <table:table-row table:style-name="Table19.1">
            <table:table-cell table:style-name="Table19.A1" office:value-type="string">
              <text:p text:style-name="P17">القسم الأعلى سكور </text:p>
            </table:table-cell>
            <table:table-cell table:style-name="Table19.A1" office:value-type="string">
              <text:p text:style-name="P17">الحالة (Condition) </text:p>
            </table:table-cell>
            <table:table-cell table:style-name="Table19.A1" office:value-type="string">
              <text:p text:style-name="P17">التشخيص والترشيح </text:p>
            </table:table-cell>
            <table:table-cell table:style-name="Table19.D1" office:value-type="string">
              <text:p text:style-name="P17">نوع المتخصص </text:p>
            </table:table-cell>
          </table:table-row>
        </table:table-header-rows>
        <table:table-row>
          <table:table-cell table:style-name="Table19.A2" office:value-type="string">
            <text:p text:style-name="P18">Red Flag </text:p>
          </table:table-cell>
          <table:table-cell table:style-name="Table19.A2" office:value-type="string">
            <text:p text:style-name="P18">سكور الإيذاء &gt; 0 </text:p>
          </table:table-cell>
          <table:table-cell table:style-name="Table19.A2" office:value-type="string">
            <text:p text:style-name="P18">&gt; 0علاقة غير آمنة: الأولوية للحماية والدعم النفسي الفردي. </text:p>
          </table:table-cell>
          <table:table-cell table:style-name="Table19.D2" office:value-type="string">
            <text:p text:style-name="P18">Domestic Violence Specialist </text:p>
          </table:table-cell>
        </table:table-row>
        <table:table-row>
          <table:table-cell table:style-name="Table19.A2" office:value-type="string">
            <text:p text:style-name="P18">Communication </text:p>
          </table:table-cell>
          <table:table-cell table:style-name="Table19.A2" office:value-type="string">
            <text:p text:style-name="P18">سكور التواصل &gt; 15 </text:p>
          </table:table-cell>
          <table:table-cell table:style-name="Table19.A2" office:value-type="string">
            <text:p text:style-name="P18">&gt; 15ضعف لغة الحوار: الحاجة لوسيط لتعلم "مهارات الاستماع". </text:p>
          </table:table-cell>
          <table:table-cell table:style-name="Table19.D2" office:value-type="string">
            <text:p text:style-name="P18">Couples Therapist (CBT) </text:p>
          </table:table-cell>
        </table:table-row>
        <table:table-row>
          <table:table-cell table:style-name="Table19.A2" office:value-type="string">
            <text:p text:style-name="P18">Trust </text:p>
          </table:table-cell>
          <table:table-cell table:style-name="Table19.A2" office:value-type="string">
            <text:p text:style-name="P18">سكور الثقة &gt; 15 </text:p>
          </table:table-cell>
          <table:table-cell table:style-name="Table19.A2" office:value-type="string">
            <text:p text:style-name="P18">&gt; 15أزمة ثقة: الحاجة لترميم الأمان المفقود. </text:p>
          </table:table-cell>
          <table:table-cell table:style-name="Table19.D2" office:value-type="string">
            <text:p text:style-name="P18">Marriage &amp; Family Therapist </text:p>
          </table:table-cell>
        </table:table-row>
        <table:table-row>
          <table:table-cell table:style-name="Table19.A2" office:value-type="string">
            <text:p text:style-name="P18">Compatibility </text:p>
          </table:table-cell>
          <table:table-cell table:style-name="Table19.A2" office:value-type="string">
            <text:p text:style-name="P18">سكور التوافق &gt; 15 </text:p>
          </table:table-cell>
          <table:table-cell table:style-name="Table19.A2" office:value-type="string">
            <text:p text:style-name="P18">&gt; 15اختلاف القيم: الحاجة لتقييم مدى استمرارية العلاقة. </text:p>
          </table:table-cell>
          <table:table-cell table:style-name="Table19.D2" office:value-type="string">
            <text:p text:style-name="P18">Relationship Coach </text:p>
          </table:table-cell>
        </table:table-row>
        <table:table-row>
          <table:table-cell table:style-name="Table19.A2" office:value-type="string">
            <text:p text:style-name="P18">الكل منخفض </text:p>
          </table:table-cell>
          <table:table-cell table:style-name="Table19.A2" office:value-type="string">
            <text:p text:style-name="P18">كل السكورز &lt; 10 </text:p>
          </table:table-cell>
          <table:table-cell table:style-name="Table19.A2" office:value-type="string">
            <text:p text:style-name="P18">&lt; 10ملل أو ضغط عابر: الحاجة لتجديد النشاط العاطفي. </text:p>
          </table:table-cell>
          <table:table-cell table:style-name="Table19.D2" office:value-type="string">
            <text:p text:style-name="P18">General Counselor </text:p>
          </table:table-cell>
        </table:table-row>
      </table:table>
      <text:p text:style-name="P43">---------------------------------------------------------------------------------------------------------------------------</text:p>
      <text:p text:style-name="P26">Family</text:p>
      <text:p text:style-name="P16">Roles &amp; Responsibiliti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P17">السؤال</text:p>
            </table:table-cell>
            <table:table-cell table:style-name="Table20.B1" office:value-type="string">
              <text:p text:style-name="P17">الوزن</text:p>
            </table:table-cell>
          </table:table-row>
        </table:table-header-rows>
        <table:table-row>
          <table:table-cell table:style-name="Table20.A2" office:value-type="string">
            <text:p text:style-name="P18">هل تشعر أن توزيع المسؤوليات في البيت غير عادل أو يسبب ضغطاً كبيراً؟ </text:p>
          </table:table-cell>
          <table:table-cell table:style-name="Table20.B2" office:value-type="string">
            <text:p text:style-name="P44">نعم <text:span text:style-name="T17">10</text:span></text:p>
          </table:table-cell>
        </table:table-row>
        <table:table-row>
          <table:table-cell table:style-name="Table20.A2" office:value-type="string">
            <text:p text:style-name="P18">هل هناك غياب لدور أحد الوالدين (إهمال) أو سيطرة مفرطة تمنع الآخرين من التعبير؟ </text:p>
          </table:table-cell>
          <table:table-cell table:style-name="Table20.B2" office:value-type="string">
            <text:p text:style-name="P44">نعم <text:span text:style-name="T17">10</text:span></text:p>
          </table:table-cell>
        </table:table-row>
        <table:table-row>
          <table:table-cell table:style-name="Table20.A2" office:value-type="string">
            <text:p text:style-name="P18">هل تعاني العائلة من صعوبة في وضع "قواعد واضحة" للتعامل داخل البيت؟ </text:p>
          </table:table-cell>
          <table:table-cell table:style-name="Table20.B2" office:value-type="string">
            <text:p text:style-name="P44">نعم <text:span text:style-name="T17">8</text:span></text:p>
          </table:table-cell>
        </table:table-row>
        <table:table-row table:style-name="Table20.5">
          <table:table-cell table:style-name="Table20.A2" office:value-type="string">
            <text:p text:style-name="P44">المجموع الأقصى:</text:p>
          </table:table-cell>
          <table:table-cell table:style-name="Table20.B2" office:value-type="string">
            <text:p text:style-name="P40">28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text:soft-page-break/>Communication &amp; Generation Gap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P17">السؤال</text:p>
            </table:table-cell>
            <table:table-cell table:style-name="Table21.B1" office:value-type="string">
              <text:p text:style-name="P17">الوزن</text:p>
            </table:table-cell>
          </table:table-row>
        </table:table-header-rows>
        <table:table-row>
          <table:table-cell table:style-name="Table21.A2" office:value-type="string">
            <text:p text:style-name="P18">هل تشعر بوجود "حاجز" يمنع الأبناء من الحديث بصراحة مع الآباء؟ </text:p>
          </table:table-cell>
          <table:table-cell table:style-name="Table21.B2" office:value-type="string">
            <text:p text:style-name="P44">نعم <text:span text:style-name="T17">10</text:span></text:p>
          </table:table-cell>
        </table:table-row>
        <table:table-row>
          <table:table-cell table:style-name="Table21.A2" office:value-type="string">
            <text:p text:style-name="P18">هل تتحول النقاشات العائلية دائماً إلى صراخ أو تبادل اتهامات بدل حل المشكلة؟ </text:p>
          </table:table-cell>
          <table:table-cell table:style-name="Table21.B2" office:value-type="string">
            <text:p text:style-name="P44">نعم <text:span text:style-name="T17">10</text:span></text:p>
          </table:table-cell>
        </table:table-row>
        <table:table-row table:style-name="Table21.4">
          <table:table-cell table:style-name="Table21.A2" office:value-type="string">
            <text:p text:style-name="P18">هل يفتقد أفراد العائلة للغة حوار مشتركة (كل واحد عايش في عالمه الخاص)؟ </text:p>
          </table:table-cell>
          <table:table-cell table:style-name="Table21.B2" office:value-type="string">
            <text:p text:style-name="P44">نعم <text:span text:style-name="T17">8</text:span></text:p>
          </table:table-cell>
        </table:table-row>
        <table:table-row>
          <table:table-cell table:style-name="Table21.A2" office:value-type="string">
            <text:p text:style-name="P44">المجموع الأقصى:</text:p>
          </table:table-cell>
          <table:table-cell table:style-name="Table21.B2" office:value-type="string">
            <text:p text:style-name="P40">28</text:p>
          </table:table-cell>
        </table:table-row>
      </table:table>
      <text:p text:style-name="P16">Family Trauma &amp; Crisis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P17">السؤال</text:p>
            </table:table-cell>
            <table:table-cell table:style-name="Table22.B1" office:value-type="string">
              <text:p text:style-name="P17">الوزن</text:p>
            </table:table-cell>
          </table:table-row>
        </table:table-header-rows>
        <table:table-row>
          <table:table-cell table:style-name="Table22.A2" office:value-type="string">
            <text:p text:style-name="P18">هل مرت العائلة بحدث صادم (وفاة، انفصال، أزمة مادية حادة) أثر على ترابطها؟ </text:p>
          </table:table-cell>
          <table:table-cell table:style-name="Table22.B2" office:value-type="string">
            <text:p text:style-name="P44">نعم <text:span text:style-name="T17">10</text:span></text:p>
          </table:table-cell>
        </table:table-row>
        <table:table-row>
          <table:table-cell table:style-name="Table22.A2" office:value-type="string">
            <text:p text:style-name="P18">هل يعاني أحد أفراد العائلة من مشكلة (إدمان، مرض نفسي مزمن) تؤثر على استقرار الباقين؟ </text:p>
          </table:table-cell>
          <table:table-cell table:style-name="Table22.B2" office:value-type="string">
            <text:p text:style-name="P44">نعم <text:span text:style-name="T17">10</text:span></text:p>
          </table:table-cell>
        </table:table-row>
        <table:table-row>
          <table:table-cell table:style-name="Table22.A2" office:value-type="string">
            <text:p text:style-name="P44">المجموع الأقصى:</text:p>
          </table:table-cell>
          <table:table-cell table:style-name="Table22.B2" office:value-type="string">
            <text:p text:style-name="P40">20</text:p>
          </table:table-cell>
        </table:table-row>
      </table:table>
      <text:p text:style-name="P45">مؤشر الخطورة (Family Red Flags)</text:p>
      <text:list text:style-name="L4">
        <text:list-item>
          <text:p text:style-name="P46">هل يوجد داخل العائلة أي نوع من العنف المنزلي أو التهديد المستمر بالأذى؟</text:p>
          <text:list>
            <text:list-item>
              <text:p text:style-name="P46">نعم (50) حالة عاجلة: تحتاج متخصص في الـ Family Protection.</text:p>
            </text:list-item>
          </text:list>
        </text:list-item>
      </text:list>
      <table:table table:name="Table23" table:style-name="Table23">
        <table:table-column table:style-name="Table23.A" table:number-columns-repeated="3"/>
        <table:table-column table:style-name="Table23.D"/>
        <table:table-header-rows>
          <table:table-row table:style-name="Table23.1">
            <table:table-cell table:style-name="Table23.A1" office:value-type="string">
              <text:p text:style-name="P17">القسم الأعلى سكور </text:p>
            </table:table-cell>
            <table:table-cell table:style-name="Table23.A1" office:value-type="string">
              <text:p text:style-name="P17">الحالة (Condition) </text:p>
            </table:table-cell>
            <table:table-cell table:style-name="Table23.A1" office:value-type="string">
              <text:p text:style-name="P17">التشخيص والترشيح </text:p>
            </table:table-cell>
            <table:table-cell table:style-name="Table23.D1" office:value-type="string">
              <text:p text:style-name="P17">نوع المتخصص </text:p>
            </table:table-cell>
          </table:table-row>
        </table:table-header-rows>
        <table:table-row>
          <table:table-cell table:style-name="Table23.A2" office:value-type="string">
            <text:p text:style-name="P18">Red Flag </text:p>
          </table:table-cell>
          <table:table-cell table:style-name="Table23.B2" office:value-type="string">
            <text:p text:style-name="P18">سكور العنف &gt; 0 </text:p>
          </table:table-cell>
          <table:table-cell table:style-name="Table23.C2" office:value-type="string">
            <text:p text:style-name="P18">&gt; 0بيئة غير آمنة: الأولوية لضمان سلامة الأفراد وتوجيههم لمتخصص. </text:p>
          </table:table-cell>
          <table:table-cell table:style-name="Table23.D2" office:value-type="string">
            <text:p text:style-name="P18">Family Safety Specialist </text:p>
          </table:table-cell>
        </table:table-row>
        <table:table-row>
          <table:table-cell table:style-name="Table23.A2" office:value-type="string">
            <text:p text:style-name="P18">Trauma </text:p>
          </table:table-cell>
          <table:table-cell table:style-name="Table23.B2" office:value-type="string">
            <text:p text:style-name="P18">سكور الصدمات &gt; 15 </text:p>
          </table:table-cell>
          <table:table-cell table:style-name="Table23.C3" office:value-type="string">
            <text:p text:style-name="P18">&gt; 15تفكك بسبب صدمة: العائلة محتاجة لترميم الروابط بعد الأزمة. </text:p>
          </table:table-cell>
          <table:table-cell table:style-name="Table23.D3" office:value-type="string">
            <text:p text:style-name="P18">Systemic Family Therapist </text:p>
          </table:table-cell>
        </table:table-row>
        <table:table-row>
          <table:table-cell table:style-name="Table23.A2" office:value-type="string">
            <text:p text:style-name="P18">Communication </text:p>
          </table:table-cell>
          <table:table-cell table:style-name="Table23.B2" office:value-type="string">
            <text:p text:style-name="P18">سكور التواصل &gt; 15 </text:p>
          </table:table-cell>
          <table:table-cell table:style-name="Table23.C4" office:value-type="string">
            <text:p text:style-name="P18">&gt; 15فجوة بين الأجيال: الحاجة لتعلم "مهارات الحوار العائلي". </text:p>
          </table:table-cell>
          <table:table-cell table:style-name="Table23.D4" office:value-type="string">
            <text:p text:style-name="P18">Parent-Child Counselor </text:p>
          </table:table-cell>
        </table:table-row>
        <table:table-row>
          <table:table-cell table:style-name="Table23.A2" office:value-type="string">
            <text:p text:style-name="P18">Roles </text:p>
          </table:table-cell>
          <table:table-cell table:style-name="Table23.B2" office:value-type="string">
            <text:p text:style-name="P18">سكور الأدوار &gt; 15 </text:p>
          </table:table-cell>
          <table:table-cell table:style-name="Table23.C5" office:value-type="string">
            <text:p text:style-name="P18">&gt; 15اختلال في الأدوار: الحاجة لإعادة هيكلة المسؤوليات داخل البيت. </text:p>
          </table:table-cell>
          <table:table-cell table:style-name="Table23.D5" office:value-type="string">
            <text:p text:style-name="P18">Family Coach / Counselor </text:p>
          </table:table-cell>
        </table:table-row>
        <table:table-row>
          <table:table-cell table:style-name="Table23.A6" office:value-type="string">
            <text:p text:style-name="P18">الكل منخفض </text:p>
          </table:table-cell>
          <table:table-cell table:style-name="Table23.B6" office:value-type="string">
            <text:p text:style-name="P18">كل السكورز &lt; 10 </text:p>
          </table:table-cell>
          <table:table-cell table:style-name="Table23.C6" office:value-type="string">
            <text:p text:style-name="P18">تحديات يومية بسيطة: الحاجة لترتيب الأولويات العائلية. </text:p>
          </table:table-cell>
          <table:table-cell table:style-name="Table23.D6" office:value-type="string">
            <text:p text:style-name="P18">Parenting Consultant 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nva Sans" svg:font-family="'Canva Sans'" style:font-family-generic="roman" style:font-pitch="variable"/>
    <style:font-face style:name="Canva Sans Bold" svg:font-family="'Canva Sans Bold'" style:font-family-generic="roman" style:font-pitch="variable"/>
    <style:font-face style:name="Canva Sans Bold1" svg:font-family="'Canva Sans Bold'" style:font-family-generic="system" style:font-pitch="variable"/>
    <style:font-face style:name="Canva Sans1" svg:font-family="'Canva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7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66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4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8:07:27.557397900</meta:creation-date>
    <dc:date>2026-04-20T19:53:18.658403600</dc:date>
    <meta:editing-duration>PT1H6M12S</meta:editing-duration>
    <meta:editing-cycles>12</meta:editing-cycles>
    <meta:generator>LibreOffice/26.2.2.2$Windows_X86_64 LibreOffice_project/1f77d10d6938fd34972958f64b2bcfa54f8b1ba5</meta:generator>
    <meta:print-date>2026-04-20T11:45:57.824181300</meta:print-date>
    <meta:printed-by>PDF files</meta:printed-by>
    <meta:document-statistic meta:table-count="20" meta:image-count="0" meta:object-count="0" meta:page-count="10" meta:paragraph-count="293" meta:word-count="1406" meta:character-count="8184" meta:non-whitespace-character-count="6881"/>
  </office:meta>
</office:document-meta>
</file>